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fo:font-size="11.5pt" fo:language="en" fo:country="US" fo:text-shadow="none" style:text-underline-style="none" style:text-underline-mode="continuous" style:text-overline-mode="continuous" style:text-line-through-mode="continuous" style:font-size-asian="11.5pt" style:language-asian="en" style:country-asian="US" style:font-size-complex="11.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9b7c6" style:text-outline="false" style:text-line-through-style="none" style:text-line-through-type="none" style:font-name="Source Code Pr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6.03pt" svg:height="256.11pt" svg:x="717.28pt" svg:y="26.99pt">
            <loext:p draw:notify-on-update-of-ranges="Sheet1.H3:Sheet1.H3 Sheet1.H4:Sheet1.H52 Sheet1.I3:Sheet1.I3 Sheet1.I4:Sheet1.I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4.44pt" svg:height="252.26pt" svg:x="717.31pt" svg:y="310.96pt">
            <loext:p draw:notify-on-update-of-ranges="Sheet1.H3:Sheet1.H3 Sheet1.H4:Sheet1.H52 Sheet1.J3:Sheet1.J3 Sheet1.J4:Sheet1.J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/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ter bat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rediction accura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4617" calcext:value-type="float">
            <text:p>1.4617</text:p>
          </table:table-cell>
          <table:table-cell office:value-type="float" office:value="0.4024" calcext:value-type="float">
            <text:p>0.4024</text:p>
          </table:table-cell>
          <table:table-cell office:value-type="float" office:value="1.3952" calcext:value-type="float">
            <text:p>1.3952</text:p>
          </table:table-cell>
          <table:table-cell office:value-type="float" office:value="0.3874" calcext:value-type="float">
            <text:p>0.3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.7426" calcext:value-type="float">
            <text:p>75.74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.1635" calcext:value-type="float">
            <text:p>1.1635</text:p>
          </table:table-cell>
          <table:table-cell office:value-type="float" office:value="0.3905" calcext:value-type="float">
            <text:p>0.3905</text:p>
          </table:table-cell>
          <table:table-cell office:value-type="float" office:value="1.1292" calcext:value-type="float">
            <text:p>1.1292</text:p>
          </table:table-cell>
          <table:table-cell office:value-type="float" office:value="0.3598" calcext:value-type="float">
            <text:p>0.359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9.3762" calcext:value-type="float">
            <text:p>29.3762</text:p>
          </table:table-cell>
          <table:table-cell office:value-type="float" office:value="0.7521" calcext:value-type="float">
            <text:p>0.75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4525" calcext:value-type="float">
            <text:p>0.4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842" calcext:value-type="float">
            <text:p>26.842</text:p>
          </table:table-cell>
          <table:table-cell office:value-type="float" office:value="0.771" calcext:value-type="float">
            <text:p>0.7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68" calcext:value-type="float">
            <text:p>0.49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5803" calcext:value-type="float">
            <text:p>25.5803</text:p>
          </table:table-cell>
          <table:table-cell office:value-type="float" office:value="0.7766" calcext:value-type="float">
            <text:p>0.7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8237" calcext:value-type="float">
            <text:p>24.8237</text:p>
          </table:table-cell>
          <table:table-cell office:value-type="float" office:value="0.7836" calcext:value-type="float">
            <text:p>0.7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6129" calcext:value-type="float">
            <text:p>0.61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3298" calcext:value-type="float">
            <text:p>24.3298</text:p>
          </table:table-cell>
          <table:table-cell office:value-type="float" office:value="0.7872" calcext:value-type="float">
            <text:p>0.7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6618" calcext:value-type="float">
            <text:p>0.66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994" calcext:value-type="float">
            <text:p>23.994</text:p>
          </table:table-cell>
          <table:table-cell office:value-type="float" office:value="0.7912" calcext:value-type="float">
            <text:p>0.7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267" calcext:value-type="float">
            <text:p>0.267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746" calcext:value-type="float">
            <text:p>23.746</text:p>
          </table:table-cell>
          <table:table-cell office:value-type="float" office:value="0.7928" calcext:value-type="float">
            <text:p>0.7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936" calcext:value-type="float">
            <text:p>0.69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4027" calcext:value-type="float">
            <text:p>23.4027</text:p>
          </table:table-cell>
          <table:table-cell office:value-type="float" office:value="0.7956" calcext:value-type="float">
            <text:p>0.79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715" calcext:value-type="float">
            <text:p>0.6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1576" calcext:value-type="float">
            <text:p>23.1576</text:p>
          </table:table-cell>
          <table:table-cell office:value-type="float" office:value="0.7969" calcext:value-type="float">
            <text:p>0.79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6703" calcext:value-type="float">
            <text:p>0.67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9456" calcext:value-type="float">
            <text:p>22.9456</text:p>
          </table:table-cell>
          <table:table-cell office:value-type="float" office:value="0.7986" calcext:value-type="float">
            <text:p>0.7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6796" calcext:value-type="float">
            <text:p>0.679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7998" calcext:value-type="float">
            <text:p>0.7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7044" calcext:value-type="float">
            <text:p>0.70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.564" calcext:value-type="float">
            <text:p>22.564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7268" calcext:value-type="float">
            <text:p>0.72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3776" calcext:value-type="float">
            <text:p>22.3776</text:p>
          </table:table-cell>
          <table:table-cell office:value-type="float" office:value="0.803" calcext:value-type="float">
            <text:p>0.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7147" calcext:value-type="float">
            <text:p>0.7147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7312" calcext:value-type="float">
            <text:p>0.73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.2763" calcext:value-type="float">
            <text:p>22.2763</text:p>
          </table:table-cell>
          <table:table-cell office:value-type="float" office:value="0.8035" calcext:value-type="float">
            <text:p>0.80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2.1205" calcext:value-type="float">
            <text:p>22.1205</text:p>
          </table:table-cell>
          <table:table-cell office:value-type="float" office:value="0.804" calcext:value-type="float">
            <text:p>0.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.0157" calcext:value-type="float">
            <text:p>22.0157</text:p>
          </table:table-cell>
          <table:table-cell office:value-type="float" office:value="0.8051" calcext:value-type="float">
            <text:p>0.8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209" calcext:value-type="float">
            <text:p>0.209</text:p>
          </table:table-cell>
          <table:table-cell office:value-type="float" office:value="0.7338" calcext:value-type="float">
            <text:p>0.7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.8558" calcext:value-type="float">
            <text:p>21.8558</text:p>
          </table:table-cell>
          <table:table-cell office:value-type="float" office:value="0.8026" calcext:value-type="float">
            <text:p>0.80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6953" calcext:value-type="float">
            <text:p>0.69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.7714" calcext:value-type="float">
            <text:p>21.7714</text:p>
          </table:table-cell>
          <table:table-cell office:value-type="float" office:value="0.8065" calcext:value-type="float">
            <text:p>0.80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7289" calcext:value-type="float">
            <text:p>0.72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.666" calcext:value-type="float">
            <text:p>21.666</text:p>
          </table:table-cell>
          <table:table-cell office:value-type="float" office:value="0.8074" calcext:value-type="float">
            <text:p>0.8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7269" calcext:value-type="float">
            <text:p>0.72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5684" calcext:value-type="float">
            <text:p>21.5684</text:p>
          </table:table-cell>
          <table:table-cell office:value-type="float" office:value="0.808" calcext:value-type="float">
            <text:p>0.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7313" calcext:value-type="float">
            <text:p>0.73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.8089" calcext:value-type="float">
            <text:p>0.8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7575" calcext:value-type="float">
            <text:p>0.75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.2839" calcext:value-type="float">
            <text:p>21.2839</text:p>
          </table:table-cell>
          <table:table-cell office:value-type="float" office:value="0.8082" calcext:value-type="float">
            <text:p>0.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7337" calcext:value-type="float">
            <text:p>0.73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.2208" calcext:value-type="float">
            <text:p>21.2208</text:p>
          </table:table-cell>
          <table:table-cell office:value-type="float" office:value="0.8095" calcext:value-type="float">
            <text:p>0.80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7648" calcext:value-type="float">
            <text:p>0.764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.1716" calcext:value-type="float">
            <text:p>21.1716</text:p>
          </table:table-cell>
          <table:table-cell office:value-type="float" office:value="0.8104" calcext:value-type="float">
            <text:p>0.8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8" calcext:value-type="float">
            <text:p>0.18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7614" calcext:value-type="float">
            <text:p>0.76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0.8095" calcext:value-type="float">
            <text:p>0.80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.0022" calcext:value-type="float">
            <text:p>21.0022</text:p>
          </table:table-cell>
          <table:table-cell office:value-type="float" office:value="0.8104" calcext:value-type="float">
            <text:p>0.8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7532" calcext:value-type="float">
            <text:p>0.75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.9265" calcext:value-type="float">
            <text:p>20.9265</text:p>
          </table:table-cell>
          <table:table-cell office:value-type="float" office:value="0.8101" calcext:value-type="float">
            <text:p>0.8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7641" calcext:value-type="float">
            <text:p>0.76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.8677" calcext:value-type="float">
            <text:p>20.8677</text:p>
          </table:table-cell>
          <table:table-cell office:value-type="float" office:value="0.8118" calcext:value-type="float">
            <text:p>0.8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7505" calcext:value-type="float">
            <text:p>0.75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.7722" calcext:value-type="float">
            <text:p>20.7722</text:p>
          </table:table-cell>
          <table:table-cell office:value-type="float" office:value="0.8112" calcext:value-type="float">
            <text:p>0.81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0.7299" calcext:value-type="float">
            <text:p>20.7299</text:p>
          </table:table-cell>
          <table:table-cell office:value-type="float" office:value="0.8109" calcext:value-type="float">
            <text:p>0.8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7531" calcext:value-type="float">
            <text:p>0.753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8123" calcext:value-type="float">
            <text:p>0.8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758" calcext:value-type="float">
            <text:p>0.75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7746" calcext:value-type="float">
            <text:p>0.774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.5866" calcext:value-type="float">
            <text:p>20.5866</text:p>
          </table:table-cell>
          <table:table-cell office:value-type="float" office:value="0.8129" calcext:value-type="float">
            <text:p>0.8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199" calcext:value-type="float">
            <text:p>0.199</text:p>
          </table:table-cell>
          <table:table-cell office:value-type="float" office:value="0.7377" calcext:value-type="float">
            <text:p>0.73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.5374" calcext:value-type="float">
            <text:p>20.5374</text:p>
          </table:table-cell>
          <table:table-cell office:value-type="float" office:value="0.8105" calcext:value-type="float">
            <text:p>0.8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7627" calcext:value-type="float">
            <text:p>0.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0.8128" calcext:value-type="float">
            <text:p>0.8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73" calcext:value-type="float">
            <text:p>0.173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7323" calcext:value-type="float">
            <text:p>0.73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.3812" calcext:value-type="float">
            <text:p>20.3812</text:p>
          </table:table-cell>
          <table:table-cell office:value-type="float" office:value="0.8111" calcext:value-type="float">
            <text:p>0.8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7654" calcext:value-type="float">
            <text:p>0.765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0.3529" calcext:value-type="float">
            <text:p>20.3529</text:p>
          </table:table-cell>
          <table:table-cell office:value-type="float" office:value="0.8113" calcext:value-type="float">
            <text:p>0.8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7665" calcext:value-type="float">
            <text:p>0.76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0.2705" calcext:value-type="float">
            <text:p>20.2705</text:p>
          </table:table-cell>
          <table:table-cell office:value-type="float" office:value="0.8129" calcext:value-type="float">
            <text:p>0.8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176" calcext:value-type="float">
            <text:p>0.176</text:p>
          </table:table-cell>
          <table:table-cell office:value-type="float" office:value="0.7352" calcext:value-type="float">
            <text:p>0.735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.2368" calcext:value-type="float">
            <text:p>20.2368</text:p>
          </table:table-cell>
          <table:table-cell office:value-type="float" office:value="0.8138" calcext:value-type="float">
            <text:p>0.8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7605" calcext:value-type="float">
            <text:p>0.76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.2209" calcext:value-type="float">
            <text:p>20.2209</text:p>
          </table:table-cell>
          <table:table-cell office:value-type="float" office:value="0.8136" calcext:value-type="float">
            <text:p>0.8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7481" calcext:value-type="float">
            <text:p>0.74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.1804" calcext:value-type="float">
            <text:p>20.1804</text:p>
          </table:table-cell>
          <table:table-cell office:value-type="float" office:value="0.8127" calcext:value-type="float">
            <text:p>0.8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7782" calcext:value-type="float">
            <text:p>0.778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0.8153" calcext:value-type="float">
            <text:p>0.8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163" calcext:value-type="float">
            <text:p>0.163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0.0003" calcext:value-type="float">
            <text:p>20.0003</text:p>
          </table:table-cell>
          <table:table-cell office:value-type="float" office:value="0.8149" calcext:value-type="float">
            <text:p>0.8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775" calcext:value-type="float">
            <text:p>0.775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7873" calcext:value-type="float">
            <text:p>0.78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.9675" calcext:value-type="float">
            <text:p>19.9675</text:p>
          </table:table-cell>
          <table:table-cell office:value-type="float" office:value="0.8135" calcext:value-type="float">
            <text:p>0.81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9.9383" calcext:value-type="float">
            <text:p>19.9383</text:p>
          </table:table-cell>
          <table:table-cell office:value-type="float" office:value="0.8102" calcext:value-type="float">
            <text:p>0.8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7813" calcext:value-type="float">
            <text:p>0.781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.8339" calcext:value-type="float">
            <text:p>19.8339</text:p>
          </table:table-cell>
          <table:table-cell office:value-type="float" office:value="0.8146" calcext:value-type="float">
            <text:p>0.8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7713" calcext:value-type="float">
            <text:p>0.771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.8092" calcext:value-type="float">
            <text:p>19.8092</text:p>
          </table:table-cell>
          <table:table-cell office:value-type="float" office:value="0.8141" calcext:value-type="float">
            <text:p>0.81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772" calcext:value-type="float">
            <text:p>0.77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9.7782" calcext:value-type="float">
            <text:p>19.7782</text:p>
          </table:table-cell>
          <table:table-cell office:value-type="float" office:value="0.8109" calcext:value-type="float">
            <text:p>0.8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9.7378" calcext:value-type="float">
            <text:p>19.7378</text:p>
          </table:table-cell>
          <table:table-cell office:value-type="float" office:value="0.8156" calcext:value-type="float">
            <text:p>0.8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779" calcext:value-type="float">
            <text:p>0.779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7789" calcext:value-type="float">
            <text:p>0.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7581" calcext:value-type="float">
            <text:p>0.7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3" calcext:value-type="float">
            <text:p>0.133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494" calcext:value-type="float">
            <text:p>0.7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88" calcext:value-type="float">
            <text:p>0.788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7789" calcext:value-type="float">
            <text:p>0.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7709" calcext:value-type="float">
            <text:p>0.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7704" calcext:value-type="float">
            <text:p>0.7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7846" calcext:value-type="float">
            <text:p>0.7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7605" calcext:value-type="float">
            <text:p>0.7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8021" calcext:value-type="float">
            <text:p>0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7791" calcext:value-type="float">
            <text:p>0.77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159" calcext:value-type="float">
            <text:p>0.159</text:p>
          </table:table-cell>
          <table:table-cell office:value-type="float" office:value="0.7802" calcext:value-type="float">
            <text:p>0.7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7844" calcext:value-type="float">
            <text:p>0.7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7623" calcext:value-type="float">
            <text:p>0.7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783" calcext:value-type="float">
            <text:p>0.783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923" calcext:value-type="float">
            <text:p>0.7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7681" calcext:value-type="float">
            <text:p>0.7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52" calcext:value-type="float">
            <text:p>0.152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7798" calcext:value-type="float">
            <text:p>0.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829" calcext:value-type="float">
            <text:p>0.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776" calcext:value-type="float">
            <text:p>0.776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785" calcext:value-type="float">
            <text:p>0.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788" calcext:value-type="float">
            <text:p>0.78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8044" calcext:value-type="float">
            <text:p>0.8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73" calcext:value-type="float">
            <text:p>0.173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685" calcext:value-type="float">
            <text:p>0.7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7925" calcext:value-type="float">
            <text:p>0.7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7658" calcext:value-type="float">
            <text:p>0.7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7854" calcext:value-type="float">
            <text:p>0.7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7882" calcext:value-type="float">
            <text:p>0.788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795" calcext:value-type="float">
            <text:p>0.795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7814" calcext:value-type="float">
            <text:p>0.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7887" calcext:value-type="float">
            <text:p>0.7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773" calcext:value-type="float">
            <text:p>0.773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7738" calcext:value-type="float">
            <text:p>0.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8019" calcext:value-type="float">
            <text:p>0.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7919" calcext:value-type="float">
            <text:p>0.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7802" calcext:value-type="float">
            <text:p>0.7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" calcext:value-type="float">
            <text:p>0.161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7933" calcext:value-type="float">
            <text:p>0.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775" calcext:value-type="float">
            <text:p>0.775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7862" calcext:value-type="float">
            <text:p>0.7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7815" calcext:value-type="float">
            <text:p>0.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7993" calcext:value-type="float">
            <text:p>0.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783" calcext:value-type="float">
            <text:p>0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781" calcext:value-type="float">
            <text:p>0.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8" calcext:value-type="float">
            <text:p>0.18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7766" calcext:value-type="float">
            <text:p>0.7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7811" calcext:value-type="float">
            <text:p>0.781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7825" calcext:value-type="float">
            <text:p>0.7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7881" calcext:value-type="float">
            <text:p>0.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7891" calcext:value-type="float">
            <text:p>0.7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793" calcext:value-type="float">
            <text:p>0.793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7832" calcext:value-type="float">
            <text:p>0.7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7971" calcext:value-type="float">
            <text:p>0.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6" calcext:value-type="float">
            <text:p>0.146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783" calcext:value-type="float">
            <text:p>0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799" calcext:value-type="float">
            <text:p>0.799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98" calcext:value-type="float">
            <text:p>0.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7769" calcext:value-type="float">
            <text:p>0.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79" calcext:value-type="float">
            <text:p>0.779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7633" calcext:value-type="float">
            <text:p>0.7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7773" calcext:value-type="float">
            <text:p>0.7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71" calcext:value-type="float">
            <text:p>0.171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171" calcext:value-type="float">
            <text:p>0.171</text:p>
          </table:table-cell>
          <table:table-cell office:value-type="float" office:value="0.7857" calcext:value-type="float">
            <text:p>0.7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7918" calcext:value-type="float">
            <text:p>0.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7851" calcext:value-type="float">
            <text:p>0.7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7863" calcext:value-type="float">
            <text:p>0.7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7914" calcext:value-type="float">
            <text:p>0.7914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7983" calcext:value-type="float">
            <text:p>0.79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12" calcext:value-type="float">
            <text:p>0.812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7834" calcext:value-type="float">
            <text:p>0.7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8001" calcext:value-type="float">
            <text:p>0.8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7779" calcext:value-type="float">
            <text:p>0.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7817" calcext:value-type="float">
            <text:p>0.78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8051" calcext:value-type="float">
            <text:p>0.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7809" calcext:value-type="float">
            <text:p>0.7809</text:p>
          </table:table-cell>
          <table:table-cell office:value-type="float" office:value="0.175" calcext:value-type="float">
            <text:p>0.175</text:p>
          </table:table-cell>
          <table:table-cell office:value-type="float" office:value="0.7954" calcext:value-type="float">
            <text:p>0.7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783" calcext:value-type="float">
            <text:p>0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7914" calcext:value-type="float">
            <text:p>0.7914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7731" calcext:value-type="float">
            <text:p>0.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7629" calcext:value-type="float">
            <text:p>0.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946" calcext:value-type="float">
            <text:p>0.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7867" calcext:value-type="float">
            <text:p>0.7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7881" calcext:value-type="float">
            <text:p>0.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709" calcext:value-type="float">
            <text:p>0.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7727" calcext:value-type="float">
            <text:p>0.7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4115" calcext:value-type="float">
            <text:p>0.14115</text:p>
          </table:table-cell>
          <table:table-cell office:value-type="float" office:value="0.81" calcext:value-type="float">
            <text:p>0.81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7731" calcext:value-type="float">
            <text:p>0.773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7865" calcext:value-type="float">
            <text:p>0.786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78" calcext:value-type="float">
            <text:p>0.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8" calcext:value-type="float">
            <text:p>0.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7645" calcext:value-type="float">
            <text:p>0.7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7851" calcext:value-type="float">
            <text:p>0.7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7861" calcext:value-type="float">
            <text:p>0.7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72" calcext:value-type="float">
            <text:p>0.172</text:p>
          </table:table-cell>
          <table:table-cell office:value-type="float" office:value="0.799" calcext:value-type="float">
            <text:p>0.799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7675" calcext:value-type="float">
            <text:p>0.7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87" calcext:value-type="float">
            <text:p>0.187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7763" calcext:value-type="float">
            <text:p>0.7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7921" calcext:value-type="float">
            <text:p>0.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194" calcext:value-type="float">
            <text:p>0.194</text:p>
          </table:table-cell>
          <table:table-cell office:value-type="float" office:value="0.7963" calcext:value-type="float">
            <text:p>0.7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807" calcext:value-type="float">
            <text:p>0.807</text:p>
          </table:table-cell>
          <table:table-cell office:value-type="float" office:value="0.129" calcext:value-type="float">
            <text:p>0.129</text:p>
          </table:table-cell>
          <table:table-cell office:value-type="float" office:value="0.797" calcext:value-type="float">
            <text:p>0.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7827" calcext:value-type="float">
            <text:p>0.7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163" calcext:value-type="float">
            <text:p>0.163</text:p>
          </table:table-cell>
          <table:table-cell office:value-type="float" office:value="0.7758" calcext:value-type="float">
            <text:p>0.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7965" calcext:value-type="float">
            <text:p>0.7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7788" calcext:value-type="float">
            <text:p>0.77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7937" calcext:value-type="float">
            <text:p>0.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7962" calcext:value-type="float">
            <text:p>0.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7882" calcext:value-type="float">
            <text:p>0.7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7818" calcext:value-type="float">
            <text:p>0.7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7794" calcext:value-type="float">
            <text:p>0.7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798" calcext:value-type="float">
            <text:p>0.798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8053" calcext:value-type="float">
            <text:p>0.8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004" calcext:value-type="float">
            <text:p>0.8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7811" calcext:value-type="float">
            <text:p>0.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7856" calcext:value-type="float">
            <text:p>0.7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785" calcext:value-type="float">
            <text:p>0.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95" calcext:value-type="float">
            <text:p>0.795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7936" calcext:value-type="float">
            <text:p>0.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803" calcext:value-type="float">
            <text:p>0.803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7996" calcext:value-type="float">
            <text:p>0.799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7822" calcext:value-type="float">
            <text:p>0.7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0.7887" calcext:value-type="float">
            <text:p>0.7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7996" calcext:value-type="float">
            <text:p>0.7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97" calcext:value-type="float">
            <text:p>0.80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796" calcext:value-type="float">
            <text:p>0.7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7847" calcext:value-type="float">
            <text:p>0.78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7912" calcext:value-type="float">
            <text:p>0.79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817" calcext:value-type="float">
            <text:p>0.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804" calcext:value-type="float">
            <text:p>0.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8099" calcext:value-type="float">
            <text:p>0.8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8022" calcext:value-type="float">
            <text:p>0.8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8123" calcext:value-type="float">
            <text:p>0.8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8065" calcext:value-type="float">
            <text:p>0.80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037" calcext:value-type="float">
            <text:p>0.803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8011" calcext:value-type="float">
            <text:p>0.8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7947" calcext:value-type="float">
            <text:p>0.7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8128" calcext:value-type="float">
            <text:p>0.8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839" calcext:value-type="float">
            <text:p>0.7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7926" calcext:value-type="float">
            <text:p>0.7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8094" calcext:value-type="float">
            <text:p>0.80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145" calcext:value-type="float">
            <text:p>0.8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8041" calcext:value-type="float">
            <text:p>0.8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8042" calcext:value-type="float">
            <text:p>0.8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8135" calcext:value-type="float">
            <text:p>0.81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7931" calcext:value-type="float">
            <text:p>0.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7851" calcext:value-type="float">
            <text:p>0.7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8032" calcext:value-type="float">
            <text:p>0.80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8051" calcext:value-type="float">
            <text:p>0.8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7863" calcext:value-type="float">
            <text:p>0.786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7939" calcext:value-type="float">
            <text:p>0.7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8032" calcext:value-type="float">
            <text:p>0.80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8093" calcext:value-type="float">
            <text:p>0.80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01" calcext:value-type="float">
            <text:p>0.101</text:p>
          </table:table-cell>
          <table:table-cell office:value-type="float" office:value="0.8079" calcext:value-type="float">
            <text:p>0.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8052" calcext:value-type="float">
            <text:p>0.8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173" calcext:value-type="float">
            <text:p>0.81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7944" calcext:value-type="float">
            <text:p>0.7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791" calcext:value-type="float">
            <text:p>0.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8" calcext:value-type="float">
            <text:p>0.8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806" calcext:value-type="float">
            <text:p>0.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02" calcext:value-type="float">
            <text:p>0.802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7964" calcext:value-type="float">
            <text:p>0.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82" calcext:value-type="float">
            <text:p>0.182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8039" calcext:value-type="float">
            <text:p>0.8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7903" calcext:value-type="float">
            <text:p>0.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7817" calcext:value-type="float">
            <text:p>0.7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7979" calcext:value-type="float">
            <text:p>0.79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27" calcext:value-type="float">
            <text:p>0.1227</text:p>
          </table:table-cell>
          <table:table-cell office:value-type="float" office:value="0.7907" calcext:value-type="float">
            <text:p>0.7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8017" calcext:value-type="float">
            <text:p>0.8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789" calcext:value-type="float">
            <text:p>0.789</text:p>
          </table:table-cell>
          <table:table-cell office:value-type="float" office:value="0.12" calcext:value-type="float">
            <text:p>0.12</text:p>
          </table:table-cell>
          <table:table-cell office:value-type="float" office:value="0.8064" calcext:value-type="float">
            <text:p>0.8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7826" calcext:value-type="float">
            <text:p>0.7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144" calcext:value-type="float">
            <text:p>0.8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807" calcext:value-type="float">
            <text:p>0.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7937" calcext:value-type="float">
            <text:p>0.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7971" calcext:value-type="float">
            <text:p>0.7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8109" calcext:value-type="float">
            <text:p>0.8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8039" calcext:value-type="float">
            <text:p>0.8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804" calcext:value-type="float">
            <text:p>0.804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796" calcext:value-type="float">
            <text:p>0.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7917" calcext:value-type="float">
            <text:p>0.79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34" calcext:value-type="float">
            <text:p>0.1734</text:p>
          </table:table-cell>
          <table:table-cell office:value-type="float" office:value="0.7829" calcext:value-type="float">
            <text:p>0.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7865" calcext:value-type="float">
            <text:p>0.7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7989" calcext:value-type="float">
            <text:p>0.7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957" calcext:value-type="float">
            <text:p>0.7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801" calcext:value-type="float">
            <text:p>0.801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7749" calcext:value-type="float">
            <text:p>0.7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7" calcext:value-type="float">
            <text:p>0.12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7875" calcext:value-type="float">
            <text:p>0.7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792" calcext:value-type="float">
            <text:p>0.792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7968" calcext:value-type="float">
            <text:p>0.7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7921" calcext:value-type="float">
            <text:p>0.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807" calcext:value-type="float">
            <text:p>0.80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916" calcext:value-type="float">
            <text:p>0.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7671" calcext:value-type="float">
            <text:p>0.7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7819" calcext:value-type="float">
            <text:p>0.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7971" calcext:value-type="float">
            <text:p>0.7971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14" calcext:value-type="float">
            <text:p>0.14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8151" calcext:value-type="float">
            <text:p>0.815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8091" calcext:value-type="float">
            <text:p>0.8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8192" calcext:value-type="float">
            <text:p>0.8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814" calcext:value-type="float">
            <text:p>0.8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8059" calcext:value-type="float">
            <text:p>0.8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279" calcext:value-type="float">
            <text:p>0.827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8032" calcext:value-type="float">
            <text:p>0.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8043" calcext:value-type="float">
            <text:p>0.8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7891" calcext:value-type="float">
            <text:p>0.7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09" calcext:value-type="float">
            <text:p>0.109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006" calcext:value-type="float">
            <text:p>0.8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7981" calcext:value-type="float">
            <text:p>0.7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8069" calcext:value-type="float">
            <text:p>0.8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7909" calcext:value-type="float">
            <text:p>0.7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8037" calcext:value-type="float">
            <text:p>0.8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014" calcext:value-type="float">
            <text:p>0.14014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7889" calcext:value-type="float">
            <text:p>0.7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939" calcext:value-type="float">
            <text:p>0.79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16" calcext:value-type="float">
            <text:p>0.1216</text:p>
          </table:table-cell>
          <table:table-cell office:value-type="float" office:value="0.7937" calcext:value-type="float">
            <text:p>0.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7738" calcext:value-type="float">
            <text:p>0.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8052" calcext:value-type="float">
            <text:p>0.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131" calcext:value-type="float">
            <text:p>0.131</text:p>
          </table:table-cell>
          <table:table-cell office:value-type="float" office:value="0.7755" calcext:value-type="float">
            <text:p>0.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8156" calcext:value-type="float">
            <text:p>0.8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8229" calcext:value-type="float">
            <text:p>0.8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8012" calcext:value-type="float">
            <text:p>0.8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26" calcext:value-type="float">
            <text:p>0.126</text:p>
          </table:table-cell>
          <table:table-cell office:value-type="float" office:value="0.8115" calcext:value-type="float">
            <text:p>0.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8087" calcext:value-type="float">
            <text:p>0.8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" calcext:value-type="float">
            <text:p>0.8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7791" calcext:value-type="float">
            <text:p>0.7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2" calcext:value-type="float">
            <text:p>0.82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823" calcext:value-type="float">
            <text:p>0.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312" calcext:value-type="float">
            <text:p>0.13312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7856" calcext:value-type="float">
            <text:p>0.7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62" calcext:value-type="float">
            <text:p>0.162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996" calcext:value-type="float">
            <text:p>0.7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7831" calcext:value-type="float">
            <text:p>0.7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8023" calcext:value-type="float">
            <text:p>0.8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1" calcext:value-type="float">
            <text:p>0.1531</text:p>
          </table:table-cell>
          <table:table-cell office:value-type="float" office:value="0.802" calcext:value-type="float">
            <text:p>0.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798" calcext:value-type="float">
            <text:p>0.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7846" calcext:value-type="float">
            <text:p>0.7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8037" calcext:value-type="float">
            <text:p>0.8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7865" calcext:value-type="float">
            <text:p>0.7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7927" calcext:value-type="float">
            <text:p>0.7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8184" calcext:value-type="float">
            <text:p>0.8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8026" calcext:value-type="float">
            <text:p>0.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8178" calcext:value-type="float">
            <text:p>0.8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021" calcext:value-type="float">
            <text:p>0.8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8193" calcext:value-type="float">
            <text:p>0.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8264" calcext:value-type="float">
            <text:p>0.8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138" calcext:value-type="float">
            <text:p>0.138</text:p>
          </table:table-cell>
          <table:table-cell office:value-type="float" office:value="0.8043" calcext:value-type="float">
            <text:p>0.8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7849" calcext:value-type="float">
            <text:p>0.7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7947" calcext:value-type="float">
            <text:p>0.79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3" calcext:value-type="float">
            <text:p>0.163</text:p>
          </table:table-cell>
          <table:table-cell office:value-type="float" office:value="0.7974" calcext:value-type="float">
            <text:p>0.79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66" calcext:value-type="float">
            <text:p>0.1266</text:p>
          </table:table-cell>
          <table:table-cell office:value-type="float" office:value="0.8012" calcext:value-type="float">
            <text:p>0.80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4" calcext:value-type="float">
            <text:p>0.1494</text:p>
          </table:table-cell>
          <table:table-cell office:value-type="float" office:value="0.789" calcext:value-type="float">
            <text:p>0.7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07" calcext:value-type="float">
            <text:p>0.1607</text:p>
          </table:table-cell>
          <table:table-cell office:value-type="float" office:value="0.7873" calcext:value-type="float">
            <text:p>0.78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41" calcext:value-type="float">
            <text:p>0.1141</text:p>
          </table:table-cell>
          <table:table-cell office:value-type="float" office:value="0.7935" calcext:value-type="float">
            <text:p>0.79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45" calcext:value-type="float">
            <text:p>0.1745</text:p>
          </table:table-cell>
          <table:table-cell office:value-type="float" office:value="0.7996" calcext:value-type="float">
            <text:p>0.79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58" calcext:value-type="float">
            <text:p>0.1358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52" calcext:value-type="float">
            <text:p>0.1552</text:p>
          </table:table-cell>
          <table:table-cell office:value-type="float" office:value="0.7965" calcext:value-type="float">
            <text:p>0.79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4" calcext:value-type="float">
            <text:p>0.1414</text:p>
          </table:table-cell>
          <table:table-cell office:value-type="float" office:value="0.7861" calcext:value-type="float">
            <text:p>0.78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96" calcext:value-type="float">
            <text:p>0.1796</text:p>
          </table:table-cell>
          <table:table-cell office:value-type="float" office:value="0.7912" calcext:value-type="float">
            <text:p>0.79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89" calcext:value-type="float">
            <text:p>0.1789</text:p>
          </table:table-cell>
          <table:table-cell office:value-type="float" office:value="0.7927" calcext:value-type="float">
            <text:p>0.79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34" calcext:value-type="float">
            <text:p>0.1634</text:p>
          </table:table-cell>
          <table:table-cell office:value-type="float" office:value="0.8072" calcext:value-type="float">
            <text:p>0.8072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596" calcext:value-type="float">
            <text:p>0.1596</text:p>
          </table:table-cell>
          <table:table-cell office:value-type="float" office:value="0.7972" calcext:value-type="float">
            <text:p>0.79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76" calcext:value-type="float">
            <text:p>0.1476</text:p>
          </table:table-cell>
          <table:table-cell office:value-type="float" office:value="0.7864" calcext:value-type="float">
            <text:p>0.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41" calcext:value-type="float">
            <text:p>0.1441</text:p>
          </table:table-cell>
          <table:table-cell office:value-type="float" office:value="0.8033" calcext:value-type="float">
            <text:p>0.80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24" calcext:value-type="float">
            <text:p>0.1324</text:p>
          </table:table-cell>
          <table:table-cell office:value-type="float" office:value="0.8032" calcext:value-type="float">
            <text:p>0.80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52" calcext:value-type="float">
            <text:p>0.1852</text:p>
          </table:table-cell>
          <table:table-cell office:value-type="float" office:value="0.7854" calcext:value-type="float">
            <text:p>0.7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9" calcext:value-type="float">
            <text:p>0.1349</text:p>
          </table:table-cell>
          <table:table-cell office:value-type="float" office:value="0.788" calcext:value-type="float">
            <text:p>0.7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24" calcext:value-type="float">
            <text:p>0.1224</text:p>
          </table:table-cell>
          <table:table-cell office:value-type="float" office:value="0.8113" calcext:value-type="float">
            <text:p>0.81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72" calcext:value-type="float">
            <text:p>0.1172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78" calcext:value-type="float">
            <text:p>0.1478</text:p>
          </table:table-cell>
          <table:table-cell office:value-type="float" office:value="0.8019" calcext:value-type="float">
            <text:p>0.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165" calcext:value-type="float">
            <text:p>0.165</text:p>
          </table:table-cell>
          <table:table-cell office:value-type="float" office:value="0.8013" calcext:value-type="float">
            <text:p>0.8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136" calcext:value-type="float">
            <text:p>0.136</text:p>
          </table:table-cell>
          <table:table-cell office:value-type="float" office:value="0.8152" calcext:value-type="float">
            <text:p>0.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814" calcext:value-type="float">
            <text:p>0.81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811" calcext:value-type="float">
            <text:p>0.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" calcext:value-type="float">
            <text:p>0.141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7955" calcext:value-type="float">
            <text:p>0.7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8015" calcext:value-type="float">
            <text:p>0.8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8153" calcext:value-type="float">
            <text:p>0.8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096" calcext:value-type="float">
            <text:p>0.8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8238" calcext:value-type="float">
            <text:p>0.8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911" calcext:value-type="float">
            <text:p>0.11911</text:p>
          </table:table-cell>
          <table:table-cell office:value-type="float" office:value="0.8366" calcext:value-type="float">
            <text:p>0.83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8087" calcext:value-type="float">
            <text:p>0.8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7819" calcext:value-type="float">
            <text:p>0.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804" calcext:value-type="float">
            <text:p>0.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8036" calcext:value-type="float">
            <text:p>0.80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46" calcext:value-type="float">
            <text:p>0.1846</text:p>
          </table:table-cell>
          <table:table-cell office:value-type="float" office:value="0.7932" calcext:value-type="float">
            <text:p>0.7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" calcext:value-type="float">
            <text:p>0.129</text:p>
          </table:table-cell>
          <table:table-cell office:value-type="float" office:value="0.8101" calcext:value-type="float">
            <text:p>0.81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23" calcext:value-type="float">
            <text:p>0.1623</text:p>
          </table:table-cell>
          <table:table-cell office:value-type="float" office:value="0.7989" calcext:value-type="float">
            <text:p>0.79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4" calcext:value-type="float">
            <text:p>0.1534</text:p>
          </table:table-cell>
          <table:table-cell office:value-type="float" office:value="0.8096" calcext:value-type="float">
            <text:p>0.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819" calcext:value-type="float">
            <text:p>0.819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8188" calcext:value-type="float">
            <text:p>0.8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7898" calcext:value-type="float">
            <text:p>0.7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8077" calcext:value-type="float">
            <text:p>0.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809" calcext:value-type="float">
            <text:p>0.809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8041" calcext:value-type="float">
            <text:p>0.8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7869" calcext:value-type="float">
            <text:p>0.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8199" calcext:value-type="float">
            <text:p>0.8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8134" calcext:value-type="float">
            <text:p>0.8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8057" calcext:value-type="float">
            <text:p>0.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8271" calcext:value-type="float">
            <text:p>0.8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41" calcext:value-type="float">
            <text:p>0.141</text:p>
          </table:table-cell>
          <table:table-cell office:value-type="float" office:value="0.8107" calcext:value-type="float">
            <text:p>0.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48" calcext:value-type="float">
            <text:p>0.804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.1488" calcext:value-type="float">
            <text:p>0.1488</text:p>
          </table:table-cell>
          <table:table-cell office:value-type="float" office:value="0.8078" calcext:value-type="float">
            <text:p>0.8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58" calcext:value-type="float">
            <text:p>0.1558</text:p>
          </table:table-cell>
          <table:table-cell office:value-type="float" office:value="0.8104" calcext:value-type="float">
            <text:p>0.81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22" calcext:value-type="float">
            <text:p>0.1522</text:p>
          </table:table-cell>
          <table:table-cell office:value-type="float" office:value="0.7958" calcext:value-type="float">
            <text:p>0.79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29" calcext:value-type="float">
            <text:p>0.1429</text:p>
          </table:table-cell>
          <table:table-cell office:value-type="float" office:value="0.7964" calcext:value-type="float">
            <text:p>0.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0.806" calcext:value-type="float">
            <text:p>0.806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8012" calcext:value-type="float">
            <text:p>0.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8095" calcext:value-type="float">
            <text:p>0.8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8" calcext:value-type="float">
            <text:p>0.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8012" calcext:value-type="float">
            <text:p>0.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8083" calcext:value-type="float">
            <text:p>0.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8003" calcext:value-type="float">
            <text:p>0.8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838" calcext:value-type="float">
            <text:p>0.838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8014" calcext:value-type="float">
            <text:p>0.8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4" calcext:value-type="float">
            <text:p>0.104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8074" calcext:value-type="float">
            <text:p>0.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" calcext:value-type="float">
            <text:p>0.099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7953" calcext:value-type="float">
            <text:p>0.7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7915" calcext:value-type="float">
            <text:p>0.7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978" calcext:value-type="float">
            <text:p>0.7978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829" calcext:value-type="float">
            <text:p>0.1829</text:p>
          </table:table-cell>
          <table:table-cell office:value-type="float" office:value="0.8007" calcext:value-type="float">
            <text:p>0.80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18" calcext:value-type="float">
            <text:p>0.1218</text:p>
          </table:table-cell>
          <table:table-cell office:value-type="float" office:value="0.8094" calcext:value-type="float">
            <text:p>0.8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7925" calcext:value-type="float">
            <text:p>0.7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8034" calcext:value-type="float">
            <text:p>0.8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7985" calcext:value-type="float">
            <text:p>0.7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7942" calcext:value-type="float">
            <text:p>0.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8062" calcext:value-type="float">
            <text:p>0.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132" calcext:value-type="float">
            <text:p>0.132</text:p>
          </table:table-cell>
          <table:table-cell office:value-type="float" office:value="0.8102" calcext:value-type="float">
            <text:p>0.8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132" calcext:value-type="float">
            <text:p>0.8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7959" calcext:value-type="float">
            <text:p>0.7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815" calcext:value-type="float">
            <text:p>0.815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7913" calcext:value-type="float">
            <text:p>0.7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7983" calcext:value-type="float">
            <text:p>0.7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3" calcext:value-type="float">
            <text:p>0.1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8089" calcext:value-type="float">
            <text:p>0.80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54" calcext:value-type="float">
            <text:p>0.1654</text:p>
          </table:table-cell>
          <table:table-cell office:value-type="float" office:value="0.7959" calcext:value-type="float">
            <text:p>0.79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53" calcext:value-type="float">
            <text:p>0.1353</text:p>
          </table:table-cell>
          <table:table-cell office:value-type="float" office:value="0.8059" calcext:value-type="float">
            <text:p>0.8059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8041" calcext:value-type="float">
            <text:p>0.8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8047" calcext:value-type="float">
            <text:p>0.8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8131" calcext:value-type="float">
            <text:p>0.8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8039" calcext:value-type="float">
            <text:p>0.8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7879" calcext:value-type="float">
            <text:p>0.7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8109" calcext:value-type="float">
            <text:p>0.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804" calcext:value-type="float">
            <text:p>0.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813" calcext:value-type="float">
            <text:p>0.813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081" calcext:value-type="float">
            <text:p>0.8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5" calcext:value-type="float">
            <text:p>0.145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8029" calcext:value-type="float">
            <text:p>0.8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2" calcext:value-type="float">
            <text:p>0.122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8086" calcext:value-type="float">
            <text:p>0.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8177" calcext:value-type="float">
            <text:p>0.8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8103" calcext:value-type="float">
            <text:p>0.81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64" calcext:value-type="float">
            <text:p>0.1864</text:p>
          </table:table-cell>
          <table:table-cell office:value-type="float" office:value="0.7959" calcext:value-type="float">
            <text:p>0.79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1" calcext:value-type="float">
            <text:p>0.1451</text:p>
          </table:table-cell>
          <table:table-cell office:value-type="float" office:value="0.7986" calcext:value-type="float">
            <text:p>0.79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76" calcext:value-type="float">
            <text:p>0.1276</text:p>
          </table:table-cell>
          <table:table-cell office:value-type="float" office:value="0.8061" calcext:value-type="float">
            <text:p>0.80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.666" calcext:value-type="float">
            <text:p>21.6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8219" calcext:value-type="float">
            <text:p>0.82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8185" calcext:value-type="float">
            <text:p>0.818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8248" calcext:value-type="float">
            <text:p>0.8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8171" calcext:value-type="float">
            <text:p>0.8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5" calcext:value-type="float">
            <text:p>0.13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8038" calcext:value-type="float">
            <text:p>0.8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7933" calcext:value-type="float">
            <text:p>0.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7951" calcext:value-type="float">
            <text:p>0.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808" calcext:value-type="float">
            <text:p>0.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77" calcext:value-type="float">
            <text:p>0.80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23" calcext:value-type="float">
            <text:p>0.1423</text:p>
          </table:table-cell>
          <table:table-cell office:value-type="float" office:value="0.813" calcext:value-type="float">
            <text:p>0.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846" calcext:value-type="float">
            <text:p>0.846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7924" calcext:value-type="float">
            <text:p>0.7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7917" calcext:value-type="float">
            <text:p>0.79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65" calcext:value-type="float">
            <text:p>0.1665</text:p>
          </table:table-cell>
          <table:table-cell office:value-type="float" office:value="0.7917" calcext:value-type="float">
            <text:p>0.79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68" calcext:value-type="float">
            <text:p>0.1768</text:p>
          </table:table-cell>
          <table:table-cell office:value-type="float" office:value="0.7919" calcext:value-type="float">
            <text:p>0.79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1" calcext:value-type="float">
            <text:p>0.161</text:p>
          </table:table-cell>
          <table:table-cell office:value-type="float" office:value="0.7985" calcext:value-type="float">
            <text:p>0.79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67" calcext:value-type="float">
            <text:p>0.1567</text:p>
          </table:table-cell>
          <table:table-cell office:value-type="float" office:value="0.7971" calcext:value-type="float">
            <text:p>0.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146" calcext:value-type="float">
            <text:p>0.146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801" calcext:value-type="float">
            <text:p>0.8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8076" calcext:value-type="float">
            <text:p>0.8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8173" calcext:value-type="float">
            <text:p>0.81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225" calcext:value-type="float">
            <text:p>0.82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8358" calcext:value-type="float">
            <text:p>0.8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8266" calcext:value-type="float">
            <text:p>0.8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7946" calcext:value-type="float">
            <text:p>0.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7879" calcext:value-type="float">
            <text:p>0.7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7927" calcext:value-type="float">
            <text:p>0.7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8232" calcext:value-type="float">
            <text:p>0.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826" calcext:value-type="float">
            <text:p>0.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8055" calcext:value-type="float">
            <text:p>0.8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81" calcext:value-type="float">
            <text:p>0.81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8121" calcext:value-type="float">
            <text:p>0.8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176" calcext:value-type="float">
            <text:p>0.176</text:p>
          </table:table-cell>
          <table:table-cell office:value-type="float" office:value="0.7885" calcext:value-type="float">
            <text:p>0.78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4" calcext:value-type="float">
            <text:p>0.1414</text:p>
          </table:table-cell>
          <table:table-cell office:value-type="float" office:value="0.7979" calcext:value-type="float">
            <text:p>0.79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8" calcext:value-type="float">
            <text:p>0.1398</text:p>
          </table:table-cell>
          <table:table-cell office:value-type="float" office:value="0.8023" calcext:value-type="float">
            <text:p>0.8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18" calcext:value-type="float">
            <text:p>0.1318</text:p>
          </table:table-cell>
          <table:table-cell office:value-type="float" office:value="0.799" calcext:value-type="float">
            <text:p>0.7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09" calcext:value-type="float">
            <text:p>0.1709</text:p>
          </table:table-cell>
          <table:table-cell office:value-type="float" office:value="0.7975" calcext:value-type="float">
            <text:p>0.7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13" calcext:value-type="float">
            <text:p>0.8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8184" calcext:value-type="float">
            <text:p>0.8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8199" calcext:value-type="float">
            <text:p>0.819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7997" calcext:value-type="float">
            <text:p>0.7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67" calcext:value-type="float">
            <text:p>0.167</text:p>
          </table:table-cell>
          <table:table-cell office:value-type="float" office:value="0.7878" calcext:value-type="float">
            <text:p>0.7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8179" calcext:value-type="float">
            <text:p>0.81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52" calcext:value-type="float">
            <text:p>0.1352</text:p>
          </table:table-cell>
          <table:table-cell office:value-type="float" office:value="0.8253" calcext:value-type="float">
            <text:p>0.8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801" calcext:value-type="float">
            <text:p>0.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823" calcext:value-type="float">
            <text:p>0.823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7911" calcext:value-type="float">
            <text:p>0.7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81" calcext:value-type="float">
            <text:p>0.81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8098" calcext:value-type="float">
            <text:p>0.8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5" calcext:value-type="float">
            <text:p>0.115</text:p>
          </table:table-cell>
          <table:table-cell office:value-type="float" office:value="0.832" calcext:value-type="float">
            <text:p>0.832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8292" calcext:value-type="float">
            <text:p>0.8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51" calcext:value-type="float">
            <text:p>0.151</text:p>
          </table:table-cell>
          <table:table-cell office:value-type="float" office:value="0.805" calcext:value-type="float">
            <text:p>0.805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298" calcext:value-type="float">
            <text:p>0.82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7" calcext:value-type="float">
            <text:p>0.137</text:p>
          </table:table-cell>
          <table:table-cell office:value-type="float" office:value="0.8087" calcext:value-type="float">
            <text:p>0.80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1" calcext:value-type="float">
            <text:p>0.1251</text:p>
          </table:table-cell>
          <table:table-cell office:value-type="float" office:value="0.8124" calcext:value-type="float">
            <text:p>0.81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8" calcext:value-type="float">
            <text:p>0.1388</text:p>
          </table:table-cell>
          <table:table-cell office:value-type="float" office:value="0.8106" calcext:value-type="float">
            <text:p>0.81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92" calcext:value-type="float">
            <text:p>0.1592</text:p>
          </table:table-cell>
          <table:table-cell office:value-type="float" office:value="0.8177" calcext:value-type="float">
            <text:p>0.8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811" calcext:value-type="float">
            <text:p>0.811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7839" calcext:value-type="float">
            <text:p>0.7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7955" calcext:value-type="float">
            <text:p>0.7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7814" calcext:value-type="float">
            <text:p>0.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8216" calcext:value-type="float">
            <text:p>0.8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8471" calcext:value-type="float">
            <text:p>0.84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8177" calcext:value-type="float">
            <text:p>0.817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8074" calcext:value-type="float">
            <text:p>0.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7999" calcext:value-type="float">
            <text:p>0.79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43" calcext:value-type="float">
            <text:p>0.1643</text:p>
          </table:table-cell>
          <table:table-cell office:value-type="float" office:value="0.8008" calcext:value-type="float">
            <text:p>0.8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8218" calcext:value-type="float">
            <text:p>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8045" calcext:value-type="float">
            <text:p>0.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8111" calcext:value-type="float">
            <text:p>0.81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2" calcext:value-type="float">
            <text:p>0.1382</text:p>
          </table:table-cell>
          <table:table-cell office:value-type="float" office:value="0.8038" calcext:value-type="float">
            <text:p>0.80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" calcext:value-type="float">
            <text:p>0.143</text:p>
          </table:table-cell>
          <table:table-cell office:value-type="float" office:value="0.7912" calcext:value-type="float">
            <text:p>0.79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47" calcext:value-type="float">
            <text:p>0.1247</text:p>
          </table:table-cell>
          <table:table-cell office:value-type="float" office:value="0.8019" calcext:value-type="float">
            <text:p>0.8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58" calcext:value-type="float">
            <text:p>0.1358</text:p>
          </table:table-cell>
          <table:table-cell office:value-type="float" office:value="0.8082" calcext:value-type="float">
            <text:p>0.8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7843" calcext:value-type="float">
            <text:p>0.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55" calcext:value-type="float">
            <text:p>0.155</text:p>
          </table:table-cell>
          <table:table-cell office:value-type="float" office:value="0.809" calcext:value-type="float">
            <text:p>0.809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296" calcext:value-type="float">
            <text:p>0.8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8007" calcext:value-type="float">
            <text:p>0.8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8259" calcext:value-type="float">
            <text:p>0.82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052" calcext:value-type="float">
            <text:p>0.8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8283" calcext:value-type="float">
            <text:p>0.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8364" calcext:value-type="float">
            <text:p>0.8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2" calcext:value-type="float">
            <text:p>0.142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7838" calcext:value-type="float">
            <text:p>0.78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6" calcext:value-type="float">
            <text:p>0.1496</text:p>
          </table:table-cell>
          <table:table-cell office:value-type="float" office:value="0.8133" calcext:value-type="float">
            <text:p>0.8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8025" calcext:value-type="float">
            <text:p>0.8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8109" calcext:value-type="float">
            <text:p>0.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57" calcext:value-type="float">
            <text:p>0.1057</text:p>
          </table:table-cell>
          <table:table-cell office:value-type="float" office:value="0.8205" calcext:value-type="float">
            <text:p>0.82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08" calcext:value-type="float">
            <text:p>0.1608</text:p>
          </table:table-cell>
          <table:table-cell office:value-type="float" office:value="0.7838" calcext:value-type="float">
            <text:p>0.78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06" calcext:value-type="float">
            <text:p>0.1306</text:p>
          </table:table-cell>
          <table:table-cell office:value-type="float" office:value="0.8098" calcext:value-type="float">
            <text:p>0.80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14" calcext:value-type="float">
            <text:p>0.1714</text:p>
          </table:table-cell>
          <table:table-cell office:value-type="float" office:value="0.7904" calcext:value-type="float">
            <text:p>0.7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7962" calcext:value-type="float">
            <text:p>0.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88" calcext:value-type="float">
            <text:p>0.088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8159" calcext:value-type="float">
            <text:p>0.81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77" calcext:value-type="float">
            <text:p>0.1277</text:p>
          </table:table-cell>
          <table:table-cell office:value-type="float" office:value="0.8122" calcext:value-type="float">
            <text:p>0.8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7898" calcext:value-type="float">
            <text:p>0.7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222" calcext:value-type="float">
            <text:p>0.8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7994" calcext:value-type="float">
            <text:p>0.7994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8135" calcext:value-type="float">
            <text:p>0.81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817" calcext:value-type="float">
            <text:p>0.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8117" calcext:value-type="float">
            <text:p>0.8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6" calcext:value-type="float">
            <text:p>0.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8118" calcext:value-type="float">
            <text:p>0.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8034" calcext:value-type="float">
            <text:p>0.80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4" calcext:value-type="float">
            <text:p>0.1544</text:p>
          </table:table-cell>
          <table:table-cell office:value-type="float" office:value="0.8074" calcext:value-type="float">
            <text:p>0.80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17" calcext:value-type="float">
            <text:p>0.1217</text:p>
          </table:table-cell>
          <table:table-cell office:value-type="float" office:value="0.8065" calcext:value-type="float">
            <text:p>0.80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66" calcext:value-type="float">
            <text:p>0.1166</text:p>
          </table:table-cell>
          <table:table-cell office:value-type="float" office:value="0.7997" calcext:value-type="float">
            <text:p>0.79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4" calcext:value-type="float">
            <text:p>0.1384</text:p>
          </table:table-cell>
          <table:table-cell office:value-type="float" office:value="0.8043" calcext:value-type="float">
            <text:p>0.8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154" calcext:value-type="float">
            <text:p>0.154</text:p>
          </table:table-cell>
          <table:table-cell office:value-type="float" office:value="0.8056" calcext:value-type="float">
            <text:p>0.8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27" calcext:value-type="float">
            <text:p>0.1527</text:p>
          </table:table-cell>
          <table:table-cell office:value-type="float" office:value="0.8082" calcext:value-type="float">
            <text:p>0.8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8079" calcext:value-type="float">
            <text:p>0.8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149" calcext:value-type="float">
            <text:p>0.149</text:p>
          </table:table-cell>
          <table:table-cell office:value-type="float" office:value="0.8228" calcext:value-type="float">
            <text:p>0.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7951" calcext:value-type="float">
            <text:p>0.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8078" calcext:value-type="float">
            <text:p>0.8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805" calcext:value-type="float">
            <text:p>0.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812" calcext:value-type="float">
            <text:p>0.13812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8231" calcext:value-type="float">
            <text:p>0.8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39" calcext:value-type="float">
            <text:p>0.139</text:p>
          </table:table-cell>
          <table:table-cell office:value-type="float" office:value="0.8183" calcext:value-type="float">
            <text:p>0.8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8202" calcext:value-type="float">
            <text:p>0.8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8215" calcext:value-type="float">
            <text:p>0.821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.1544" calcext:value-type="float">
            <text:p>0.1544</text:p>
          </table:table-cell>
          <table:table-cell office:value-type="float" office:value="0.8054" calcext:value-type="float">
            <text:p>0.80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13" calcext:value-type="float">
            <text:p>0.1313</text:p>
          </table:table-cell>
          <table:table-cell office:value-type="float" office:value="0.7977" calcext:value-type="float">
            <text:p>0.79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1" calcext:value-type="float">
            <text:p>0.151</text:p>
          </table:table-cell>
          <table:table-cell office:value-type="float" office:value="0.8065" calcext:value-type="float">
            <text:p>0.8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7939" calcext:value-type="float">
            <text:p>0.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095" calcext:value-type="float">
            <text:p>0.8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8076" calcext:value-type="float">
            <text:p>0.8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8027" calcext:value-type="float">
            <text:p>0.8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" calcext:value-type="float">
            <text:p>0.14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8099" calcext:value-type="float">
            <text:p>0.8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82" calcext:value-type="float">
            <text:p>0.82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818" calcext:value-type="float">
            <text:p>0.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8186" calcext:value-type="float">
            <text:p>0.8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8007" calcext:value-type="float">
            <text:p>0.8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189" calcext:value-type="float">
            <text:p>0.8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7" calcext:value-type="float">
            <text:p>0.137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8261" calcext:value-type="float">
            <text:p>0.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75" calcext:value-type="float">
            <text:p>0.175</text:p>
          </table:table-cell>
          <table:table-cell office:value-type="float" office:value="0.798" calcext:value-type="float">
            <text:p>0.79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8151" calcext:value-type="float">
            <text:p>0.8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8181" calcext:value-type="float">
            <text:p>0.8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8204" calcext:value-type="float">
            <text:p>0.8204</text:p>
          </table:table-cell>
          <table:table-cell table:number-columns-repeated="7"/>
          <table:table-cell office:value-type="float" office:value="0.8142" calcext:value-type="float">
            <text:p>0.814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float" office:value="0.149" calcext:value-type="float">
            <text:p>0.149</text:p>
          </table:table-cell>
          <table:table-cell office:value-type="float" office:value="0.8067" calcext:value-type="float">
            <text:p>0.8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 office:value-type="float" office:value="0.824" calcext:value-type="float">
            <text:p>0.824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7837" calcext:value-type="float">
            <text:p>0.7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7" calcext:value-type="float">
            <text:p>0.137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8078" calcext:value-type="float">
            <text:p>0.8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8112" calcext:value-type="float">
            <text:p>0.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8093" calcext:value-type="float">
            <text:p>0.8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7752" calcext:value-type="float">
            <text:p>0.7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8083" calcext:value-type="float">
            <text:p>0.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8101" calcext:value-type="float">
            <text:p>0.8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8139" calcext:value-type="float">
            <text:p>0.8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8199" calcext:value-type="float">
            <text:p>0.8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8075" calcext:value-type="float">
            <text:p>0.8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157" calcext:value-type="float">
            <text:p>0.157</text:p>
          </table:table-cell>
          <table:table-cell office:value-type="float" office:value="0.7948" calcext:value-type="float">
            <text:p>0.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7931" calcext:value-type="float">
            <text:p>0.7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8387" calcext:value-type="float">
            <text:p>0.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815" calcext:value-type="float">
            <text:p>0.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136" calcext:value-type="float">
            <text:p>0.136</text:p>
          </table:table-cell>
          <table:table-cell office:value-type="float" office:value="0.8071" calcext:value-type="float">
            <text:p>0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167" calcext:value-type="float">
            <text:p>0.8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8267" calcext:value-type="float">
            <text:p>0.8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124" calcext:value-type="float">
            <text:p>0.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7907" calcext:value-type="float">
            <text:p>0.7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812" calcext:value-type="float">
            <text:p>0.812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8075" calcext:value-type="float">
            <text:p>0.8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" calcext:value-type="float">
            <text:p>0.118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784" calcext:value-type="float">
            <text:p>0.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817" calcext:value-type="float">
            <text:p>0.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8" calcext:value-type="float">
            <text:p>0.148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8091" calcext:value-type="float">
            <text:p>0.8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8135" calcext:value-type="float">
            <text:p>0.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38" calcext:value-type="float">
            <text:p>0.13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8062" calcext:value-type="float">
            <text:p>0.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8287" calcext:value-type="float">
            <text:p>0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7984" calcext:value-type="float">
            <text:p>0.7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01" calcext:value-type="float">
            <text:p>0.1301</text:p>
          </table:table-cell>
          <table:table-cell office:value-type="float" office:value="0.812" calcext:value-type="float">
            <text:p>0.8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12" calcext:value-type="float">
            <text:p>0.1512</text:p>
          </table:table-cell>
          <table:table-cell office:value-type="float" office:value="0.8114" calcext:value-type="float">
            <text:p>0.8114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8172" calcext:value-type="float">
            <text:p>0.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377" calcext:value-type="float">
            <text:p>0.83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147" calcext:value-type="float">
            <text:p>0.147</text:p>
          </table:table-cell>
          <table:table-cell office:value-type="float" office:value="0.8186" calcext:value-type="float">
            <text:p>0.8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8176" calcext:value-type="float">
            <text:p>0.8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8261" calcext:value-type="float">
            <text:p>0.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27" calcext:value-type="float">
            <text:p>0.127</text:p>
          </table:table-cell>
          <table:table-cell office:value-type="float" office:value="0.8264" calcext:value-type="float">
            <text:p>0.8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8164" calcext:value-type="float">
            <text:p>0.8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8054" calcext:value-type="float">
            <text:p>0.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8191" calcext:value-type="float">
            <text:p>0.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7982" calcext:value-type="float">
            <text:p>0.7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16" calcext:value-type="float">
            <text:p>0.116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7943" calcext:value-type="float">
            <text:p>0.7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8334" calcext:value-type="float">
            <text:p>0.8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52" calcext:value-type="float">
            <text:p>0.152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8002" calcext:value-type="float">
            <text:p>0.8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8142" calcext:value-type="float">
            <text:p>0.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814" calcext:value-type="float">
            <text:p>0.814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8015" calcext:value-type="float">
            <text:p>0.80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99" calcext:value-type="float">
            <text:p>0.1199</text:p>
          </table:table-cell>
          <table:table-cell office:value-type="float" office:value="0.8107" calcext:value-type="float">
            <text:p>0.8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77" calcext:value-type="float">
            <text:p>0.1477</text:p>
          </table:table-cell>
          <table:table-cell office:value-type="float" office:value="0.8068" calcext:value-type="float">
            <text:p>0.8068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8236" calcext:value-type="float">
            <text:p>0.8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8203" calcext:value-type="float">
            <text:p>0.8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8099" calcext:value-type="float">
            <text:p>0.8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13" calcext:value-type="float">
            <text:p>0.13</text:p>
          </table:table-cell>
          <table:table-cell office:value-type="float" office:value="0.8122" calcext:value-type="float">
            <text:p>0.8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823" calcext:value-type="float">
            <text:p>0.823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14" calcext:value-type="float">
            <text:p>0.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1" calcext:value-type="float">
            <text:p>0.131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8076" calcext:value-type="float">
            <text:p>0.8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8287" calcext:value-type="float">
            <text:p>0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7976" calcext:value-type="float">
            <text:p>0.7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937" calcext:value-type="float">
            <text:p>0.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84" calcext:value-type="float">
            <text:p>0.18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7973" calcext:value-type="float">
            <text:p>0.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41" calcext:value-type="float">
            <text:p>0.141</text:p>
          </table:table-cell>
          <table:table-cell office:value-type="float" office:value="0.8111" calcext:value-type="float">
            <text:p>0.8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614" calcext:value-type="float">
            <text:p>0.14614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7845" calcext:value-type="float">
            <text:p>0.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7979" calcext:value-type="float">
            <text:p>0.79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11" calcext:value-type="float">
            <text:p>0.1211</text:p>
          </table:table-cell>
          <table:table-cell office:value-type="float" office:value="0.8152" calcext:value-type="float">
            <text:p>0.81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" calcext:value-type="float">
            <text:p>0.141</text:p>
          </table:table-cell>
          <table:table-cell office:value-type="float" office:value="0.8193" calcext:value-type="float">
            <text:p>0.81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28" calcext:value-type="float">
            <text:p>0.1528</text:p>
          </table:table-cell>
          <table:table-cell office:value-type="float" office:value="0.8068" calcext:value-type="float">
            <text:p>0.806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8184" calcext:value-type="float">
            <text:p>0.8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8528" calcext:value-type="float">
            <text:p>0.85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3" calcext:value-type="float">
            <text:p>0.153</text:p>
          </table:table-cell>
          <table:table-cell office:value-type="float" office:value="0.8213" calcext:value-type="float">
            <text:p>0.8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8152" calcext:value-type="float">
            <text:p>0.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7946" calcext:value-type="float">
            <text:p>0.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8028" calcext:value-type="float">
            <text:p>0.8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8207" calcext:value-type="float">
            <text:p>0.8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7964" calcext:value-type="float">
            <text:p>0.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837" calcext:value-type="float">
            <text:p>0.837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8217" calcext:value-type="float">
            <text:p>0.8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7995" calcext:value-type="float">
            <text:p>0.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138" calcext:value-type="float">
            <text:p>0.138</text:p>
          </table:table-cell>
          <table:table-cell office:value-type="float" office:value="0.8232" calcext:value-type="float">
            <text:p>0.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615" calcext:value-type="float">
            <text:p>0.11615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8176" calcext:value-type="float">
            <text:p>0.81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905" calcext:value-type="float">
            <text:p>0.1905</text:p>
          </table:table-cell>
          <table:table-cell office:value-type="float" office:value="0.8072" calcext:value-type="float">
            <text:p>0.80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86" calcext:value-type="float">
            <text:p>0.1086</text:p>
          </table:table-cell>
          <table:table-cell office:value-type="float" office:value="0.8185" calcext:value-type="float">
            <text:p>0.81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" calcext:value-type="float">
            <text:p>0.129</text:p>
          </table:table-cell>
          <table:table-cell office:value-type="float" office:value="0.806" calcext:value-type="float">
            <text:p>0.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808" calcext:value-type="float">
            <text:p>0.1808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24" calcext:value-type="float">
            <text:p>0.124</text:p>
          </table:table-cell>
          <table:table-cell office:value-type="float" office:value="0.7983" calcext:value-type="float">
            <text:p>0.7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8001" calcext:value-type="float">
            <text:p>0.8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8335" calcext:value-type="float">
            <text:p>0.83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8155" calcext:value-type="float">
            <text:p>0.81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196" calcext:value-type="float">
            <text:p>0.8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8085" calcext:value-type="float">
            <text:p>0.80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807" calcext:value-type="float">
            <text:p>0.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8147" calcext:value-type="float">
            <text:p>0.8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8097" calcext:value-type="float">
            <text:p>0.8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802" calcext:value-type="float">
            <text:p>0.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128" calcext:value-type="float">
            <text:p>0.128</text:p>
          </table:table-cell>
          <table:table-cell office:value-type="float" office:value="0.7888" calcext:value-type="float">
            <text:p>0.7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8165" calcext:value-type="float">
            <text:p>0.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088" calcext:value-type="float">
            <text:p>0.80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51" calcext:value-type="float">
            <text:p>0.1551</text:p>
          </table:table-cell>
          <table:table-cell office:value-type="float" office:value="0.8076" calcext:value-type="float">
            <text:p>0.80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02" calcext:value-type="float">
            <text:p>0.1602</text:p>
          </table:table-cell>
          <table:table-cell office:value-type="float" office:value="0.8088" calcext:value-type="float">
            <text:p>0.80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28" calcext:value-type="float">
            <text:p>0.1428</text:p>
          </table:table-cell>
          <table:table-cell office:value-type="float" office:value="0.808" calcext:value-type="float">
            <text:p>0.8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77" calcext:value-type="float">
            <text:p>0.1477</text:p>
          </table:table-cell>
          <table:table-cell office:value-type="float" office:value="0.8135" calcext:value-type="float">
            <text:p>0.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8214" calcext:value-type="float">
            <text:p>0.8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8276" calcext:value-type="float">
            <text:p>0.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8015" calcext:value-type="float">
            <text:p>0.8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8027" calcext:value-type="float">
            <text:p>0.8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8231" calcext:value-type="float">
            <text:p>0.8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8323" calcext:value-type="float">
            <text:p>0.8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8262" calcext:value-type="float">
            <text:p>0.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8158" calcext:value-type="float">
            <text:p>0.8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8078" calcext:value-type="float">
            <text:p>0.8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173" calcext:value-type="float">
            <text:p>0.8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7994" calcext:value-type="float">
            <text:p>0.7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3" calcext:value-type="float">
            <text:p>0.14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8197" calcext:value-type="float">
            <text:p>0.8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8191" calcext:value-type="float">
            <text:p>0.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7797" calcext:value-type="float">
            <text:p>0.77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2" calcext:value-type="float">
            <text:p>0.1342</text:p>
          </table:table-cell>
          <table:table-cell office:value-type="float" office:value="0.812" calcext:value-type="float">
            <text:p>0.8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8181" calcext:value-type="float">
            <text:p>0.81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" calcext:value-type="float">
            <text:p>0.143</text:p>
          </table:table-cell>
          <table:table-cell office:value-type="float" office:value="0.8071" calcext:value-type="float">
            <text:p>0.80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37" calcext:value-type="float">
            <text:p>0.1237</text:p>
          </table:table-cell>
          <table:table-cell office:value-type="float" office:value="0.8183" calcext:value-type="float">
            <text:p>0.8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7835" calcext:value-type="float">
            <text:p>0.7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8063" calcext:value-type="float">
            <text:p>0.8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8118" calcext:value-type="float">
            <text:p>0.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8092" calcext:value-type="float">
            <text:p>0.8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233" calcext:value-type="float">
            <text:p>0.8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285" calcext:value-type="float">
            <text:p>0.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819" calcext:value-type="float">
            <text:p>0.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8295" calcext:value-type="float">
            <text:p>0.8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7946" calcext:value-type="float">
            <text:p>0.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8208" calcext:value-type="float">
            <text:p>0.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8267" calcext:value-type="float">
            <text:p>0.8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32" calcext:value-type="float">
            <text:p>0.132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8218" calcext:value-type="float">
            <text:p>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8077" calcext:value-type="float">
            <text:p>0.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23" calcext:value-type="float">
            <text:p>0.123</text:p>
          </table:table-cell>
          <table:table-cell office:value-type="float" office:value="0.82" calcext:value-type="float">
            <text:p>0.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1" calcext:value-type="float">
            <text:p>0.1491</text:p>
          </table:table-cell>
          <table:table-cell office:value-type="float" office:value="0.808" calcext:value-type="float">
            <text:p>0.8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3" calcext:value-type="float">
            <text:p>0.1543</text:p>
          </table:table-cell>
          <table:table-cell office:value-type="float" office:value="0.8008" calcext:value-type="float">
            <text:p>0.80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7" calcext:value-type="float">
            <text:p>0.1397</text:p>
          </table:table-cell>
          <table:table-cell office:value-type="float" office:value="0.8138" calcext:value-type="float">
            <text:p>0.81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84" calcext:value-type="float">
            <text:p>0.1584</text:p>
          </table:table-cell>
          <table:table-cell office:value-type="float" office:value="0.8054" calcext:value-type="float">
            <text:p>0.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8092" calcext:value-type="float">
            <text:p>0.8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8118" calcext:value-type="float">
            <text:p>0.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8242" calcext:value-type="float">
            <text:p>0.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8153" calcext:value-type="float">
            <text:p>0.8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226" calcext:value-type="float">
            <text:p>0.8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139" calcext:value-type="float">
            <text:p>0.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7969" calcext:value-type="float">
            <text:p>0.7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8197" calcext:value-type="float">
            <text:p>0.8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8352" calcext:value-type="float">
            <text:p>0.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8446" calcext:value-type="float">
            <text:p>0.8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8249" calcext:value-type="float">
            <text:p>0.8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8151" calcext:value-type="float">
            <text:p>0.8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48" calcext:value-type="float">
            <text:p>0.8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7842" calcext:value-type="float">
            <text:p>0.78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.8063" calcext:value-type="float">
            <text:p>0.80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7" calcext:value-type="float">
            <text:p>0.1387</text:p>
          </table:table-cell>
          <table:table-cell office:value-type="float" office:value="0.7936" calcext:value-type="float">
            <text:p>0.79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2" calcext:value-type="float">
            <text:p>0.152</text:p>
          </table:table-cell>
          <table:table-cell office:value-type="float" office:value="0.8006" calcext:value-type="float">
            <text:p>0.80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62" calcext:value-type="float">
            <text:p>0.1462</text:p>
          </table:table-cell>
          <table:table-cell office:value-type="float" office:value="0.8137" calcext:value-type="float">
            <text:p>0.8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1" calcext:value-type="float">
            <text:p>0.151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8071" calcext:value-type="float">
            <text:p>0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9" calcext:value-type="float">
            <text:p>0.149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8193" calcext:value-type="float">
            <text:p>0.8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8152" calcext:value-type="float">
            <text:p>0.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8126" calcext:value-type="float">
            <text:p>0.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228" calcext:value-type="float">
            <text:p>0.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6" calcext:value-type="float">
            <text:p>0.156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8141" calcext:value-type="float">
            <text:p>0.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5" calcext:value-type="float">
            <text:p>0.15</text:p>
          </table:table-cell>
          <table:table-cell office:value-type="float" office:value="0.8139" calcext:value-type="float">
            <text:p>0.8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8263" calcext:value-type="float">
            <text:p>0.82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8212" calcext:value-type="float">
            <text:p>0.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8348" calcext:value-type="float">
            <text:p>0.8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079" calcext:value-type="float">
            <text:p>0.8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0.10914" calcext:value-type="float">
            <text:p>0.10914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7973" calcext:value-type="float">
            <text:p>0.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7892" calcext:value-type="float">
            <text:p>0.78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39" calcext:value-type="float">
            <text:p>0.1339</text:p>
          </table:table-cell>
          <table:table-cell office:value-type="float" office:value="0.8183" calcext:value-type="float">
            <text:p>0.81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57" calcext:value-type="float">
            <text:p>0.1357</text:p>
          </table:table-cell>
          <table:table-cell office:value-type="float" office:value="0.7979" calcext:value-type="float">
            <text:p>0.79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0.8101" calcext:value-type="float">
            <text:p>0.81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float" office:value="0.819" calcext:value-type="float">
            <text:p>0.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825" calcext:value-type="float">
            <text:p>0.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8126" calcext:value-type="float">
            <text:p>0.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08" calcext:value-type="float">
            <text:p>0.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8181" calcext:value-type="float">
            <text:p>0.8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817" calcext:value-type="float">
            <text:p>0.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8258" calcext:value-type="float">
            <text:p>0.8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119" calcext:value-type="float">
            <text:p>0.119</text:p>
          </table:table-cell>
          <table:table-cell office:value-type="float" office:value="0.8216" calcext:value-type="float">
            <text:p>0.8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7962" calcext:value-type="float">
            <text:p>0.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143" calcext:value-type="float">
            <text:p>0.8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4" calcext:value-type="float">
            <text:p>0.134</text:p>
          </table:table-cell>
          <table:table-cell office:value-type="float" office:value="0.8145" calcext:value-type="float">
            <text:p>0.8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8292" calcext:value-type="float">
            <text:p>0.82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8294" calcext:value-type="float">
            <text:p>0.8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8178" calcext:value-type="float">
            <text:p>0.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824" calcext:value-type="float">
            <text:p>0.8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3" calcext:value-type="float">
            <text:p>0.1543</text:p>
          </table:table-cell>
          <table:table-cell office:value-type="float" office:value="0.7873" calcext:value-type="float">
            <text:p>0.78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27" calcext:value-type="float">
            <text:p>0.1427</text:p>
          </table:table-cell>
          <table:table-cell office:value-type="float" office:value="0.7939" calcext:value-type="float">
            <text:p>0.79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74" calcext:value-type="float">
            <text:p>0.1674</text:p>
          </table:table-cell>
          <table:table-cell office:value-type="float" office:value="0.7995" calcext:value-type="float">
            <text:p>0.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8076" calcext:value-type="float">
            <text:p>0.8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8245" calcext:value-type="float">
            <text:p>0.8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8129" calcext:value-type="float">
            <text:p>0.8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8152" calcext:value-type="float">
            <text:p>0.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4" calcext:value-type="float">
            <text:p>0.134</text:p>
          </table:table-cell>
          <table:table-cell office:value-type="float" office:value="0.8096" calcext:value-type="float">
            <text:p>0.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931" calcext:value-type="float">
            <text:p>0.7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148" calcext:value-type="float">
            <text:p>0.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7966" calcext:value-type="float">
            <text:p>0.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2212" calcext:value-type="float">
            <text:p>0.1221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7916" calcext:value-type="float">
            <text:p>0.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8157" calcext:value-type="float">
            <text:p>0.8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8274" calcext:value-type="float">
            <text:p>0.8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8425" calcext:value-type="float">
            <text:p>0.84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0.1198" calcext:value-type="float">
            <text:p>0.1198</text:p>
          </table:table-cell>
          <table:table-cell office:value-type="float" office:value="0.8187" calcext:value-type="float">
            <text:p>0.81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94" calcext:value-type="float">
            <text:p>0.1094</text:p>
          </table:table-cell>
          <table:table-cell office:value-type="float" office:value="0.8297" calcext:value-type="float">
            <text:p>0.8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8181" calcext:value-type="float">
            <text:p>0.8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8161" calcext:value-type="float">
            <text:p>0.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8241" calcext:value-type="float">
            <text:p>0.8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7982" calcext:value-type="float">
            <text:p>0.7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798" calcext:value-type="float">
            <text:p>0.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8105" calcext:value-type="float">
            <text:p>0.8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245" calcext:value-type="float">
            <text:p>0.8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7982" calcext:value-type="float">
            <text:p>0.7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8188" calcext:value-type="float">
            <text:p>0.8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8161" calcext:value-type="float">
            <text:p>0.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2214" calcext:value-type="float">
            <text:p>0.12214</text:p>
          </table:table-cell>
          <table:table-cell office:value-type="float" office:value="0.14" calcext:value-type="float">
            <text:p>0.14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8021" calcext:value-type="float">
            <text:p>0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7984" calcext:value-type="float">
            <text:p>0.7984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8154" calcext:value-type="float">
            <text:p>0.8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8279" calcext:value-type="float">
            <text:p>0.82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8132" calcext:value-type="float">
            <text:p>0.8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8107" calcext:value-type="float">
            <text:p>0.8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46" calcext:value-type="float">
            <text:p>0.8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8227" calcext:value-type="float">
            <text:p>0.8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7982" calcext:value-type="float">
            <text:p>0.7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8061" calcext:value-type="float">
            <text:p>0.8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59" calcext:value-type="float">
            <text:p>0.159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8012" calcext:value-type="float">
            <text:p>0.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815" calcext:value-type="float">
            <text:p>0.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8075" calcext:value-type="float">
            <text:p>0.8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8327" calcext:value-type="float">
            <text:p>0.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8214" calcext:value-type="float">
            <text:p>0.8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8059" calcext:value-type="float">
            <text:p>0.8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18" calcext:value-type="float">
            <text:p>0.11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8194" calcext:value-type="float">
            <text:p>0.8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89" calcext:value-type="float">
            <text:p>0.1489</text:p>
          </table:table-cell>
          <table:table-cell office:value-type="float" office:value="0.8064" calcext:value-type="float">
            <text:p>0.806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215" calcext:value-type="float">
            <text:p>0.1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8138" calcext:value-type="float">
            <text:p>0.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8278" calcext:value-type="float">
            <text:p>0.8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8279" calcext:value-type="float">
            <text:p>0.8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211" calcext:value-type="float">
            <text:p>0.8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8068" calcext:value-type="float">
            <text:p>0.8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8039" calcext:value-type="float">
            <text:p>0.8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009" calcext:value-type="float">
            <text:p>0.8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5312" calcext:value-type="float">
            <text:p>0.15312</text:p>
          </table:table-cell>
          <table:table-cell office:value-type="float" office:value="0.14013" calcext:value-type="float">
            <text:p>0.14013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8226" calcext:value-type="float">
            <text:p>0.8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8107" calcext:value-type="float">
            <text:p>0.8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045" calcext:value-type="float">
            <text:p>0.13045</text:p>
          </table:table-cell>
          <table:table-cell office:value-type="float" office:value="19.9387" calcext:value-type="float">
            <text:p>19.9387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8126" calcext:value-type="float">
            <text:p>0.8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72" calcext:value-type="float">
            <text:p>0.1172</text:p>
          </table:table-cell>
          <table:table-cell office:value-type="float" office:value="0.8228" calcext:value-type="float">
            <text:p>0.82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96" calcext:value-type="float">
            <text:p>0.0996</text:p>
          </table:table-cell>
          <table:table-cell office:value-type="float" office:value="0.8243" calcext:value-type="float">
            <text:p>0.8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.806" calcext:value-type="float">
            <text:p>0.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158" calcext:value-type="float">
            <text:p>0.158</text:p>
          </table:table-cell>
          <table:table-cell office:value-type="float" office:value="0.8182" calcext:value-type="float">
            <text:p>0.8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114" calcext:value-type="float">
            <text:p>0.8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8181" calcext:value-type="float">
            <text:p>0.81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8308" calcext:value-type="float">
            <text:p>0.8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8535" calcext:value-type="float">
            <text:p>0.8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8276" calcext:value-type="float">
            <text:p>0.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0.153" calcext:value-type="float">
            <text:p>0.153</text:p>
          </table:table-cell>
          <table:table-cell office:value-type="float" office:value="0.7995" calcext:value-type="float">
            <text:p>0.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84" calcext:value-type="float">
            <text:p>0.84</text:p>
          </table:table-cell>
          <table:table-cell office:value-type="float" office:value="0.111" calcext:value-type="float">
            <text:p>0.111</text:p>
          </table:table-cell>
          <table:table-cell office:value-type="float" office:value="0.8041" calcext:value-type="float">
            <text:p>0.8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8103" calcext:value-type="float">
            <text:p>0.8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8248" calcext:value-type="float">
            <text:p>0.82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76" calcext:value-type="float">
            <text:p>0.1176</text:p>
          </table:table-cell>
          <table:table-cell office:value-type="float" office:value="0.8137" calcext:value-type="float">
            <text:p>0.81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25" calcext:value-type="float">
            <text:p>0.1725</text:p>
          </table:table-cell>
          <table:table-cell office:value-type="float" office:value="0.805" calcext:value-type="float">
            <text:p>0.8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07" calcext:value-type="float">
            <text:p>0.1407</text:p>
          </table:table-cell>
          <table:table-cell office:value-type="float" office:value="0.8193" calcext:value-type="float">
            <text:p>0.81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66" calcext:value-type="float">
            <text:p>0.1566</text:p>
          </table:table-cell>
          <table:table-cell office:value-type="float" office:value="0.8074" calcext:value-type="float">
            <text:p>0.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8097" calcext:value-type="float">
            <text:p>0.8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026" calcext:value-type="float">
            <text:p>0.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7868" calcext:value-type="float">
            <text:p>0.7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8155" calcext:value-type="float">
            <text:p>0.8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8208" calcext:value-type="float">
            <text:p>0.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8051" calcext:value-type="float">
            <text:p>0.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8143" calcext:value-type="float">
            <text:p>0.8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8274" calcext:value-type="float">
            <text:p>0.8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612" calcext:value-type="float">
            <text:p>0.14612</text:p>
          </table:table-cell>
          <table:table-cell office:value-type="float" office:value="0.1204" calcext:value-type="float">
            <text:p>0.1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8189" calcext:value-type="float">
            <text:p>0.81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8211" calcext:value-type="float">
            <text:p>0.8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8127" calcext:value-type="float">
            <text:p>0.81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float" office:value="0.7921" calcext:value-type="float">
            <text:p>0.79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7" calcext:value-type="float">
            <text:p>0.157</text:p>
          </table:table-cell>
          <table:table-cell office:value-type="float" office:value="0.7936" calcext:value-type="float">
            <text:p>0.79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69" calcext:value-type="float">
            <text:p>0.1169</text:p>
          </table:table-cell>
          <table:table-cell office:value-type="float" office:value="0.8339" calcext:value-type="float">
            <text:p>0.83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64" calcext:value-type="float">
            <text:p>0.1164</text:p>
          </table:table-cell>
          <table:table-cell office:value-type="float" office:value="0.8346" calcext:value-type="float">
            <text:p>0.8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8104" calcext:value-type="float">
            <text:p>0.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836" calcext:value-type="float">
            <text:p>0.83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8229" calcext:value-type="float">
            <text:p>0.8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8194" calcext:value-type="float">
            <text:p>0.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08" calcext:value-type="float">
            <text:p>0.108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8298" calcext:value-type="float">
            <text:p>0.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8062" calcext:value-type="float">
            <text:p>0.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8229" calcext:value-type="float">
            <text:p>0.8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8124" calcext:value-type="float">
            <text:p>0.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8183" calcext:value-type="float">
            <text:p>0.8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824" calcext:value-type="float">
            <text:p>0.824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07" calcext:value-type="float">
            <text:p>0.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8011" calcext:value-type="float">
            <text:p>0.8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0.1316" calcext:value-type="float">
            <text:p>0.1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4314" calcext:value-type="float">
            <text:p>0.14314</text:p>
          </table:table-cell>
          <table:table-cell office:value-type="float" office:value="0.1373" calcext:value-type="float">
            <text:p>0.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8207" calcext:value-type="float">
            <text:p>0.820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.1469" calcext:value-type="float">
            <text:p>0.1469</text:p>
          </table:table-cell>
          <table:table-cell office:value-type="float" office:value="0.8124" calcext:value-type="float">
            <text:p>0.81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79" calcext:value-type="float">
            <text:p>0.1579</text:p>
          </table:table-cell>
          <table:table-cell office:value-type="float" office:value="0.8054" calcext:value-type="float">
            <text:p>0.80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2" calcext:value-type="float">
            <text:p>0.1342</text:p>
          </table:table-cell>
          <table:table-cell office:value-type="float" office:value="0.7991" calcext:value-type="float">
            <text:p>0.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8068" calcext:value-type="float">
            <text:p>0.8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8242" calcext:value-type="float">
            <text:p>0.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812" calcext:value-type="float">
            <text:p>0.812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8001" calcext:value-type="float">
            <text:p>0.8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847" calcext:value-type="float">
            <text:p>0.7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8173" calcext:value-type="float">
            <text:p>0.8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8254" calcext:value-type="float">
            <text:p>0.8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5" calcext:value-type="float">
            <text:p>0.145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8135" calcext:value-type="float">
            <text:p>0.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37" calcext:value-type="float">
            <text:p>0.137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8131" calcext:value-type="float">
            <text:p>0.8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8057" calcext:value-type="float">
            <text:p>0.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8077" calcext:value-type="float">
            <text:p>0.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155" calcext:value-type="float">
            <text:p>0.8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829" calcext:value-type="float">
            <text:p>0.829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8087" calcext:value-type="float">
            <text:p>0.8087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317" calcext:value-type="float">
            <text:p>0.1317</text:p>
          </table:table-cell>
          <table:table-cell office:value-type="float" office:value="0.8234" calcext:value-type="float">
            <text:p>0.82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3" calcext:value-type="float">
            <text:p>0.1453</text:p>
          </table:table-cell>
          <table:table-cell office:value-type="float" office:value="0.8251" calcext:value-type="float">
            <text:p>0.82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7" calcext:value-type="float">
            <text:p>0.1297</text:p>
          </table:table-cell>
          <table:table-cell office:value-type="float" office:value="0.8134" calcext:value-type="float">
            <text:p>0.81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4" calcext:value-type="float">
            <text:p>0.1414</text:p>
          </table:table-cell>
          <table:table-cell office:value-type="float" office:value="0.823" calcext:value-type="float">
            <text:p>0.8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98" calcext:value-type="float">
            <text:p>0.1698</text:p>
          </table:table-cell>
          <table:table-cell office:value-type="float" office:value="0.8045" calcext:value-type="float">
            <text:p>0.80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681" calcext:value-type="float">
            <text:p>0.1681</text:p>
          </table:table-cell>
          <table:table-cell office:value-type="float" office:value="0.8101" calcext:value-type="float">
            <text:p>0.81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4" calcext:value-type="float">
            <text:p>0.1434</text:p>
          </table:table-cell>
          <table:table-cell office:value-type="float" office:value="0.8097" calcext:value-type="float">
            <text:p>0.8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23" calcext:value-type="float">
            <text:p>0.1523</text:p>
          </table:table-cell>
          <table:table-cell office:value-type="float" office:value="0.8079" calcext:value-type="float">
            <text:p>0.80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6" calcext:value-type="float">
            <text:p>0.1416</text:p>
          </table:table-cell>
          <table:table-cell office:value-type="float" office:value="0.8159" calcext:value-type="float">
            <text:p>0.81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33" calcext:value-type="float">
            <text:p>0.1233</text:p>
          </table:table-cell>
          <table:table-cell office:value-type="float" office:value="0.8109" calcext:value-type="float">
            <text:p>0.81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59" calcext:value-type="float">
            <text:p>0.1259</text:p>
          </table:table-cell>
          <table:table-cell office:value-type="float" office:value="0.8207" calcext:value-type="float">
            <text:p>0.82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15" calcext:value-type="float">
            <text:p>0.1315</text:p>
          </table:table-cell>
          <table:table-cell office:value-type="float" office:value="0.8172" calcext:value-type="float">
            <text:p>0.81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1" calcext:value-type="float">
            <text:p>0.151</text:p>
          </table:table-cell>
          <table:table-cell office:value-type="float" office:value="0.8106" calcext:value-type="float">
            <text:p>0.81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34" calcext:value-type="float">
            <text:p>0.1734</text:p>
          </table:table-cell>
          <table:table-cell office:value-type="float" office:value="0.7959" calcext:value-type="float">
            <text:p>0.79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89" calcext:value-type="float">
            <text:p>0.1289</text:p>
          </table:table-cell>
          <table:table-cell office:value-type="float" office:value="0.8131" calcext:value-type="float">
            <text:p>0.8131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447" calcext:value-type="float">
            <text:p>0.1447</text:p>
          </table:table-cell>
          <table:table-cell office:value-type="float" office:value="0.8011" calcext:value-type="float">
            <text:p>0.80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32" calcext:value-type="float">
            <text:p>0.1332</text:p>
          </table:table-cell>
          <table:table-cell office:value-type="float" office:value="0.8302" calcext:value-type="float">
            <text:p>0.83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7" calcext:value-type="float">
            <text:p>0.1397</text:p>
          </table:table-cell>
          <table:table-cell office:value-type="float" office:value="0.8214" calcext:value-type="float">
            <text:p>0.8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72" calcext:value-type="float">
            <text:p>0.1272</text:p>
          </table:table-cell>
          <table:table-cell office:value-type="float" office:value="0.8094" calcext:value-type="float">
            <text:p>0.80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22" calcext:value-type="float">
            <text:p>0.1122</text:p>
          </table:table-cell>
          <table:table-cell office:value-type="float" office:value="0.8336" calcext:value-type="float">
            <text:p>0.83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2" calcext:value-type="float">
            <text:p>0.1392</text:p>
          </table:table-cell>
          <table:table-cell office:value-type="float" office:value="0.8219" calcext:value-type="float">
            <text:p>0.82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82" calcext:value-type="float">
            <text:p>0.1482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05" calcext:value-type="float">
            <text:p>0.1305</text:p>
          </table:table-cell>
          <table:table-cell office:value-type="float" office:value="0.8134" calcext:value-type="float">
            <text:p>0.81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2" calcext:value-type="float">
            <text:p>0.1382</text:p>
          </table:table-cell>
          <table:table-cell office:value-type="float" office:value="0.816" calcext:value-type="float">
            <text:p>0.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7" calcext:value-type="float">
            <text:p>0.1397</text:p>
          </table:table-cell>
          <table:table-cell office:value-type="float" office:value="0.8097" calcext:value-type="float">
            <text:p>0.8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04" calcext:value-type="float">
            <text:p>0.1504</text:p>
          </table:table-cell>
          <table:table-cell office:value-type="float" office:value="0.7981" calcext:value-type="float">
            <text:p>0.79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6" calcext:value-type="float">
            <text:p>0.1416</text:p>
          </table:table-cell>
          <table:table-cell office:value-type="float" office:value="0.8109" calcext:value-type="float">
            <text:p>0.81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5" calcext:value-type="float">
            <text:p>0.1545</text:p>
          </table:table-cell>
          <table:table-cell office:value-type="float" office:value="0.7971" calcext:value-type="float">
            <text:p>0.7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2" calcext:value-type="float">
            <text:p>0.1452</text:p>
          </table:table-cell>
          <table:table-cell office:value-type="float" office:value="0.798" calcext:value-type="float">
            <text:p>0.7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4" calcext:value-type="float">
            <text:p>0.1434</text:p>
          </table:table-cell>
          <table:table-cell office:value-type="float" office:value="0.7844" calcext:value-type="float">
            <text:p>0.7844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729" calcext:value-type="float">
            <text:p>0.1729</text:p>
          </table:table-cell>
          <table:table-cell office:value-type="float" office:value="0.8086" calcext:value-type="float">
            <text:p>0.80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6" calcext:value-type="float">
            <text:p>0.1396</text:p>
          </table:table-cell>
          <table:table-cell office:value-type="float" office:value="0.8178" calcext:value-type="float">
            <text:p>0.81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2" calcext:value-type="float">
            <text:p>0.1412</text:p>
          </table:table-cell>
          <table:table-cell office:value-type="float" office:value="0.8039" calcext:value-type="float">
            <text:p>0.8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02" calcext:value-type="float">
            <text:p>0.1502</text:p>
          </table:table-cell>
          <table:table-cell office:value-type="float" office:value="0.8039" calcext:value-type="float">
            <text:p>0.8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12" calcext:value-type="float">
            <text:p>0.1412</text:p>
          </table:table-cell>
          <table:table-cell office:value-type="float" office:value="0.7905" calcext:value-type="float">
            <text:p>0.79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3" calcext:value-type="float">
            <text:p>0.113</text:p>
          </table:table-cell>
          <table:table-cell office:value-type="float" office:value="0.825" calcext:value-type="float">
            <text:p>0.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15" calcext:value-type="float">
            <text:p>0.1515</text:p>
          </table:table-cell>
          <table:table-cell office:value-type="float" office:value="0.7997" calcext:value-type="float">
            <text:p>0.79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" calcext:value-type="float">
            <text:p>0.149</text:p>
          </table:table-cell>
          <table:table-cell office:value-type="float" office:value="0.8134" calcext:value-type="float">
            <text:p>0.81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5" calcext:value-type="float">
            <text:p>0.1385</text:p>
          </table:table-cell>
          <table:table-cell office:value-type="float" office:value="0.8068" calcext:value-type="float">
            <text:p>0.8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35" calcext:value-type="float">
            <text:p>0.1335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69" calcext:value-type="float">
            <text:p>0.1269</text:p>
          </table:table-cell>
          <table:table-cell office:value-type="float" office:value="0.8058" calcext:value-type="float">
            <text:p>0.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8" calcext:value-type="float">
            <text:p>0.1348</text:p>
          </table:table-cell>
          <table:table-cell office:value-type="float" office:value="0.823" calcext:value-type="float">
            <text:p>0.8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6" calcext:value-type="float">
            <text:p>0.1536</text:p>
          </table:table-cell>
          <table:table-cell office:value-type="float" office:value="0.8142" calcext:value-type="float">
            <text:p>0.81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office:value-type="float" office:value="0.8072" calcext:value-type="float">
            <text:p>0.80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2" calcext:value-type="float">
            <text:p>0.142</text:p>
          </table:table-cell>
          <table:table-cell office:value-type="float" office:value="0.8107" calcext:value-type="float">
            <text:p>0.8107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8037" calcext:value-type="float">
            <text:p>0.80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4" calcext:value-type="float">
            <text:p>0.1344</text:p>
          </table:table-cell>
          <table:table-cell office:value-type="float" office:value="0.8178" calcext:value-type="float">
            <text:p>0.81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78" calcext:value-type="float">
            <text:p>0.1378</text:p>
          </table:table-cell>
          <table:table-cell office:value-type="float" office:value="0.8103" calcext:value-type="float">
            <text:p>0.81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9" calcext:value-type="float">
            <text:p>0.1439</text:p>
          </table:table-cell>
          <table:table-cell office:value-type="float" office:value="0.7924" calcext:value-type="float">
            <text:p>0.79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51" calcext:value-type="float">
            <text:p>0.1351</text:p>
          </table:table-cell>
          <table:table-cell office:value-type="float" office:value="0.8199" calcext:value-type="float">
            <text:p>0.81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9" calcext:value-type="float">
            <text:p>0.1499</text:p>
          </table:table-cell>
          <table:table-cell office:value-type="float" office:value="0.7988" calcext:value-type="float">
            <text:p>0.79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81" calcext:value-type="float">
            <text:p>0.1181</text:p>
          </table:table-cell>
          <table:table-cell office:value-type="float" office:value="0.8268" calcext:value-type="float">
            <text:p>0.82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" calcext:value-type="float">
            <text:p>0.149</text:p>
          </table:table-cell>
          <table:table-cell office:value-type="float" office:value="0.8056" calcext:value-type="float">
            <text:p>0.80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761" calcext:value-type="float">
            <text:p>0.1761</text:p>
          </table:table-cell>
          <table:table-cell office:value-type="float" office:value="0.8042" calcext:value-type="float">
            <text:p>0.80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99" calcext:value-type="float">
            <text:p>0.1499</text:p>
          </table:table-cell>
          <table:table-cell office:value-type="float" office:value="0.8268" calcext:value-type="float">
            <text:p>0.82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29" calcext:value-type="float">
            <text:p>0.1129</text:p>
          </table:table-cell>
          <table:table-cell office:value-type="float" office:value="0.8231" calcext:value-type="float">
            <text:p>0.82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95" calcext:value-type="float">
            <text:p>0.1195</text:p>
          </table:table-cell>
          <table:table-cell office:value-type="float" office:value="0.8139" calcext:value-type="float">
            <text:p>0.81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12" calcext:value-type="float">
            <text:p>0.1212</text:p>
          </table:table-cell>
          <table:table-cell office:value-type="float" office:value="0.8245" calcext:value-type="float">
            <text:p>0.82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65" calcext:value-type="float">
            <text:p>0.1365</text:p>
          </table:table-cell>
          <table:table-cell office:value-type="float" office:value="0.8072" calcext:value-type="float">
            <text:p>0.80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45" calcext:value-type="float">
            <text:p>0.1345</text:p>
          </table:table-cell>
          <table:table-cell office:value-type="float" office:value="0.8249" calcext:value-type="float">
            <text:p>0.8249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34" calcext:value-type="float">
            <text:p>0.134</text:p>
          </table:table-cell>
          <table:table-cell office:value-type="float" office:value="0.8224" calcext:value-type="float">
            <text:p>0.82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32" calcext:value-type="float">
            <text:p>0.1332</text:p>
          </table:table-cell>
          <table:table-cell office:value-type="float" office:value="0.8067" calcext:value-type="float">
            <text:p>0.80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02" calcext:value-type="float">
            <text:p>0.1202</text:p>
          </table:table-cell>
          <table:table-cell office:value-type="float" office:value="0.8094" calcext:value-type="float">
            <text:p>0.80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69" calcext:value-type="float">
            <text:p>0.1569</text:p>
          </table:table-cell>
          <table:table-cell office:value-type="float" office:value="0.8095" calcext:value-type="float">
            <text:p>0.80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" calcext:value-type="float">
            <text:p>0.129</text:p>
          </table:table-cell>
          <table:table-cell office:value-type="float" office:value="0.818" calcext:value-type="float">
            <text:p>0.8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3" calcext:value-type="float">
            <text:p>0.1533</text:p>
          </table:table-cell>
          <table:table-cell office:value-type="float" office:value="0.8032" calcext:value-type="float">
            <text:p>0.80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float" office:value="0.7968" calcext:value-type="float">
            <text:p>0.79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16" calcext:value-type="float">
            <text:p>0.1316</text:p>
          </table:table-cell>
          <table:table-cell office:value-type="float" office:value="0.8125" calcext:value-type="float">
            <text:p>0.81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6" calcext:value-type="float">
            <text:p>0.1436</text:p>
          </table:table-cell>
          <table:table-cell office:value-type="float" office:value="0.8191" calcext:value-type="float">
            <text:p>0.81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87" calcext:value-type="float">
            <text:p>0.1487</text:p>
          </table:table-cell>
          <table:table-cell office:value-type="float" office:value="0.8033" calcext:value-type="float">
            <text:p>0.80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.8148" calcext:value-type="float">
            <text:p>0.81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8" calcext:value-type="float">
            <text:p>0.1438</text:p>
          </table:table-cell>
          <table:table-cell office:value-type="float" office:value="0.8095" calcext:value-type="float">
            <text:p>0.80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3" calcext:value-type="float">
            <text:p>0.153</text:p>
          </table:table-cell>
          <table:table-cell office:value-type="float" office:value="0.8122" calcext:value-type="float">
            <text:p>0.81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65" calcext:value-type="float">
            <text:p>0.1265</text:p>
          </table:table-cell>
          <table:table-cell office:value-type="float" office:value="0.8151" calcext:value-type="float">
            <text:p>0.81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44" calcext:value-type="float">
            <text:p>0.1244</text:p>
          </table:table-cell>
          <table:table-cell office:value-type="float" office:value="0.8083" calcext:value-type="float">
            <text:p>0.8083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.1213" calcext:value-type="float">
            <text:p>0.1213</text:p>
          </table:table-cell>
          <table:table-cell office:value-type="float" office:value="0.8024" calcext:value-type="float">
            <text:p>0.80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06" calcext:value-type="float">
            <text:p>0.1206</text:p>
          </table:table-cell>
          <table:table-cell office:value-type="float" office:value="0.8038" calcext:value-type="float">
            <text:p>0.80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48" calcext:value-type="float">
            <text:p>0.1548</text:p>
          </table:table-cell>
          <table:table-cell office:value-type="float" office:value="0.8172" calcext:value-type="float">
            <text:p>0.81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4" calcext:value-type="float">
            <text:p>0.1384</text:p>
          </table:table-cell>
          <table:table-cell office:value-type="float" office:value="0.8179" calcext:value-type="float">
            <text:p>0.81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27" calcext:value-type="float">
            <text:p>0.1127</text:p>
          </table:table-cell>
          <table:table-cell office:value-type="float" office:value="0.8313" calcext:value-type="float">
            <text:p>0.83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38" calcext:value-type="float">
            <text:p>0.1238</text:p>
          </table:table-cell>
          <table:table-cell office:value-type="float" office:value="0.816" calcext:value-type="float">
            <text:p>0.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1" calcext:value-type="float">
            <text:p>0.1291</text:p>
          </table:table-cell>
          <table:table-cell office:value-type="float" office:value="0.8151" calcext:value-type="float">
            <text:p>0.81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434" calcext:value-type="float">
            <text:p>0.1434</text:p>
          </table:table-cell>
          <table:table-cell office:value-type="float" office:value="0.796" calcext:value-type="float">
            <text:p>0.7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7" calcext:value-type="float">
            <text:p>0.1297</text:p>
          </table:table-cell>
          <table:table-cell office:value-type="float" office:value="0.8249" calcext:value-type="float">
            <text:p>0.82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1" calcext:value-type="float">
            <text:p>0.1381</text:p>
          </table:table-cell>
          <table:table-cell office:value-type="float" office:value="0.8224" calcext:value-type="float">
            <text:p>0.82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11" calcext:value-type="float">
            <text:p>0.1311</text:p>
          </table:table-cell>
          <table:table-cell office:value-type="float" office:value="0.8168" calcext:value-type="float">
            <text:p>0.81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024" calcext:value-type="float">
            <text:p>0.1024</text:p>
          </table:table-cell>
          <table:table-cell office:value-type="float" office:value="0.834" calcext:value-type="float">
            <text:p>0.8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187" calcext:value-type="float">
            <text:p>0.1187</text:p>
          </table:table-cell>
          <table:table-cell office:value-type="float" office:value="0.8118" calcext:value-type="float">
            <text:p>0.81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384" calcext:value-type="float">
            <text:p>0.1384</text:p>
          </table:table-cell>
          <table:table-cell office:value-type="float" office:value="0.802" calcext:value-type="float">
            <text:p>0.8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299" calcext:value-type="float">
            <text:p>0.1299</text:p>
          </table:table-cell>
          <table:table-cell office:value-type="float" office:value="0.8171" calcext:value-type="float">
            <text:p>0.817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4:Sheet1.F94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08:09:47.672954464</meta:creation-date>
    <dc:date>2017-07-12T12:55:59.750056312</dc:date>
    <meta:editing-duration>PT2H19M16S</meta:editing-duration>
    <meta:editing-cycles>2</meta:editing-cycles>
    <meta:generator>LibreOffice/5.1.6.2$Linux_X86_64 LibreOffice_project/10m0$Build-2</meta:generator>
    <meta:document-statistic meta:table-count="1" meta:cell-count="35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36cm" svg:height="9.036cm" xlink:href=".." xlink:type="simple" chart:class="chart:scatter" chart:style-name="ch1">
        <chart:legend svg:x="13.13cm" svg:y="0.695cm" style:legend-expansion="custom" chartooo:width="1.875cm" chartooo:height="0.598cm" style:legend-expansion-aspect-ratio="3.13545150501672" chart:style-name="ch2"/>
        <chart:plot-area chart:style-name="ch3" table:cell-range-address="Sheet1.H3:Sheet1.I52" chart:data-source-has-labels="row" svg:x="0.248cm" svg:y="0.287cm" svg:width="15.233cm" svg:height="8.67cm">
          <chartooo:coordinate-region svg:x="0.869cm" svg:y="0.486cm" svg:width="14.425cm" svg:height="7.8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52" chart:label-cell-address="Sheet1.I3:Sheet1.I3" chart:class="chart:scatter">
            <chart:domain table:cell-range-address="Sheet1.H4:Sheet1.H52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oss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:Sheet1.H52</svg:desc>
                </draw:g>
              </table:table-cell>
              <table:table-cell office:value-type="float" office:value="75.7426">
                <text:p>75.7426</text:p>
                <draw:g>
                  <svg:desc>Sheet1.I4:Sheet1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3762">
                <text:p>29.3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.842">
                <text:p>26.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5803">
                <text:p>25.5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8237">
                <text:p>24.8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3298">
                <text:p>24.3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994">
                <text:p>23.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.746">
                <text:p>23.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4027">
                <text:p>23.4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.1576">
                <text:p>23.1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.9456">
                <text:p>22.9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.564">
                <text:p>22.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.3776">
                <text:p>22.3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.2763">
                <text:p>22.2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.1205">
                <text:p>22.1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.0157">
                <text:p>22.0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.8558">
                <text:p>21.8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.7714">
                <text:p>21.7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.666">
                <text:p>21.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5684">
                <text:p>21.5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.2839">
                <text:p>21.2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.2208">
                <text:p>21.2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.1716">
                <text:p>21.1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.1078">
                <text:p>21.1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.0022">
                <text:p>21.0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.9265">
                <text:p>20.9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8677">
                <text:p>20.8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.7722">
                <text:p>20.7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.7299">
                <text:p>20.7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.5866">
                <text:p>20.5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5374">
                <text:p>20.5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4436">
                <text:p>20.4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.3812">
                <text:p>20.3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.3529">
                <text:p>20.3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.2705">
                <text:p>20.2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.2368">
                <text:p>20.2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.2209">
                <text:p>20.2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.1804">
                <text:p>20.1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.0003">
                <text:p>20.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9675">
                <text:p>19.9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9383">
                <text:p>19.9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8339">
                <text:p>19.8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8092">
                <text:p>19.8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.7782">
                <text:p>19.7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.7378">
                <text:p>19.7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8cm" svg:height="8.9cm" xlink:href=".." xlink:type="simple" chart:class="chart:scatter" chart:style-name="ch1">
        <chart:legend svg:x="10.989cm" svg:y="7.145cm" style:legend-expansion="custom" chartooo:width="4.124cm" chartooo:height="0.598cm" style:legend-expansion-aspect-ratio="6.89632107023411" chart:style-name="ch2"/>
        <chart:plot-area chart:style-name="ch3" table:cell-range-address="Sheet1.H3:Sheet1.H52 Sheet1.J3:Sheet1.J52" chart:data-source-has-labels="row" svg:x="0.311cm" svg:y="0.177cm" svg:width="15.142cm" svg:height="8.541cm">
          <chartooo:coordinate-region svg:x="1.223cm" svg:y="0.376cm" svg:width="14.043cm" svg:height="7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52" chart:label-cell-address="Sheet1.J3:Sheet1.J3" chart:class="chart:scatter">
            <chart:domain table:cell-range-address="Sheet1.H4:Sheet1.H52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rediction accuracy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:Sheet1.H52</svg:desc>
                </draw:g>
              </table:table-cell>
              <table:table-cell office:value-type="float" office:value="NaN">
                <text:p>NaN</text:p>
                <draw:g>
                  <svg:desc>Sheet1.J4:Sheet1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21">
                <text:p>0.7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766">
                <text:p>0.7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836">
                <text:p>0.7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912">
                <text:p>0.7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969">
                <text:p>0.7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86">
                <text:p>0.7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98">
                <text:p>0.7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051">
                <text:p>0.8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26">
                <text:p>0.8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074">
                <text:p>0.8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089">
                <text:p>0.8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082">
                <text:p>0.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01">
                <text:p>0.8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09">
                <text:p>0.8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123">
                <text:p>0.8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129">
                <text:p>0.8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28">
                <text:p>0.8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111">
                <text:p>0.8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13">
                <text:p>0.8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129">
                <text:p>0.8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138">
                <text:p>0.8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136">
                <text:p>0.8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127">
                <text:p>0.8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102">
                <text:p>0.8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146">
                <text:p>0.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141">
                <text:p>0.8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109">
                <text:p>0.8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156">
                <text:p>0.8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